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014cm" fo:margin-left="-0.016cm" fo:margin-right="0cm" table:align="margins"/>
    </style:style>
    <style:style style:name="Tableau1.A" style:family="table-column">
      <style:table-column-properties style:column-width="4.6cm" style:rel-column-width="17718*"/>
    </style:style>
    <style:style style:name="Tableau1.B" style:family="table-column">
      <style:table-column-properties style:column-width="2.062cm" style:rel-column-width="7942*"/>
    </style:style>
    <style:style style:name="Tableau1.C" style:family="table-column">
      <style:table-column-properties style:column-width="0.478cm" style:rel-column-width="1841*"/>
    </style:style>
    <style:style style:name="Tableau1.D" style:family="table-column">
      <style:table-column-properties style:column-width="1.08cm" style:rel-column-width="4157*"/>
    </style:style>
    <style:style style:name="Tableau1.E" style:family="table-column">
      <style:table-column-properties style:column-width="8.795cm" style:rel-column-width="33877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3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.014cm" fo:margin-left="-0.016cm" fo:margin-right="0cm" table:align="margins"/>
    </style:style>
    <style:style style:name="Tableau2.A" style:family="table-column">
      <style:table-column-properties style:column-width="4.602cm" style:rel-column-width="17725*"/>
    </style:style>
    <style:style style:name="Tableau2.B" style:family="table-column">
      <style:table-column-properties style:column-width="2.064cm" style:rel-column-width="7948*"/>
    </style:style>
    <style:style style:name="Tableau2.C" style:family="table-column">
      <style:table-column-properties style:column-width="0.48cm" style:rel-column-width="1847*"/>
    </style:style>
    <style:style style:name="Tableau2.D" style:family="table-column">
      <style:table-column-properties style:column-width="1.081cm" style:rel-column-width="4164*"/>
    </style:style>
    <style:style style:name="Tableau2.E" style:family="table-column">
      <style:table-column-properties style:column-width="8.788cm" style:rel-column-width="33851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C7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7.014cm" fo:margin-left="-0.016cm" fo:margin-right="0cm" table:align="margins"/>
    </style:style>
    <style:style style:name="Tableau3.A" style:family="table-column">
      <style:table-column-properties style:column-width="4.602cm" style:rel-column-width="17725*"/>
    </style:style>
    <style:style style:name="Tableau3.B" style:family="table-column">
      <style:table-column-properties style:column-width="2.064cm" style:rel-column-width="7948*"/>
    </style:style>
    <style:style style:name="Tableau3.C" style:family="table-column">
      <style:table-column-properties style:column-width="0.48cm" style:rel-column-width="1847*"/>
    </style:style>
    <style:style style:name="Tableau3.D" style:family="table-column">
      <style:table-column-properties style:column-width="1.081cm" style:rel-column-width="4164*"/>
    </style:style>
    <style:style style:name="Tableau3.E" style:family="table-column">
      <style:table-column-properties style:column-width="8.788cm" style:rel-column-width="33851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C8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7.014cm" fo:margin-left="-0.016cm" fo:margin-right="0cm" table:align="margins"/>
    </style:style>
    <style:style style:name="Tableau4.A" style:family="table-column">
      <style:table-column-properties style:column-width="4.602cm" style:rel-column-width="17725*"/>
    </style:style>
    <style:style style:name="Tableau4.B" style:family="table-column">
      <style:table-column-properties style:column-width="2.064cm" style:rel-column-width="7948*"/>
    </style:style>
    <style:style style:name="Tableau4.C" style:family="table-column">
      <style:table-column-properties style:column-width="0.48cm" style:rel-column-width="1847*"/>
    </style:style>
    <style:style style:name="Tableau4.D" style:family="table-column">
      <style:table-column-properties style:column-width="1.081cm" style:rel-column-width="4164*"/>
    </style:style>
    <style:style style:name="Tableau4.E" style:family="table-column">
      <style:table-column-properties style:column-width="8.788cm" style:rel-column-width="33851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4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C7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5" style:family="table">
      <style:table-properties style:width="17.014cm" fo:margin-left="-0.016cm" fo:margin-right="0cm" table:align="margins"/>
    </style:style>
    <style:style style:name="Tableau5.A" style:family="table-column">
      <style:table-column-properties style:column-width="4.602cm" style:rel-column-width="17725*"/>
    </style:style>
    <style:style style:name="Tableau5.B" style:family="table-column">
      <style:table-column-properties style:column-width="2.064cm" style:rel-column-width="7948*"/>
    </style:style>
    <style:style style:name="Tableau5.C" style:family="table-column">
      <style:table-column-properties style:column-width="0.48cm" style:rel-column-width="1847*"/>
    </style:style>
    <style:style style:name="Tableau5.D" style:family="table-column">
      <style:table-column-properties style:column-width="1.081cm" style:rel-column-width="4164*"/>
    </style:style>
    <style:style style:name="Tableau5.E" style:family="table-column">
      <style:table-column-properties style:column-width="8.788cm" style:rel-column-width="33851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5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C6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6" style:family="table">
      <style:table-properties style:width="17.014cm" fo:margin-left="-0.016cm" fo:margin-right="0cm" table:align="margins"/>
    </style:style>
    <style:style style:name="Tableau6.A" style:family="table-column">
      <style:table-column-properties style:column-width="4.6cm" style:rel-column-width="17718*"/>
    </style:style>
    <style:style style:name="Tableau6.B" style:family="table-column">
      <style:table-column-properties style:column-width="2.062cm" style:rel-column-width="7942*"/>
    </style:style>
    <style:style style:name="Tableau6.C" style:family="table-column">
      <style:table-column-properties style:column-width="0.478cm" style:rel-column-width="1841*"/>
    </style:style>
    <style:style style:name="Tableau6.D" style:family="table-column">
      <style:table-column-properties style:column-width="1.08cm" style:rel-column-width="4157*"/>
    </style:style>
    <style:style style:name="Tableau6.E" style:family="table-column">
      <style:table-column-properties style:column-width="8.795cm" style:rel-column-width="33877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6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6.D7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7" style:family="table">
      <style:table-properties style:width="17.014cm" fo:margin-left="-0.016cm" fo:margin-right="0cm" table:align="margins"/>
    </style:style>
    <style:style style:name="Tableau7.A" style:family="table-column">
      <style:table-column-properties style:column-width="4.6cm" style:rel-column-width="17718*"/>
    </style:style>
    <style:style style:name="Tableau7.B" style:family="table-column">
      <style:table-column-properties style:column-width="2.062cm" style:rel-column-width="7942*"/>
    </style:style>
    <style:style style:name="Tableau7.C" style:family="table-column">
      <style:table-column-properties style:column-width="0.478cm" style:rel-column-width="1841*"/>
    </style:style>
    <style:style style:name="Tableau7.D" style:family="table-column">
      <style:table-column-properties style:column-width="1.08cm" style:rel-column-width="4157*"/>
    </style:style>
    <style:style style:name="Tableau7.E" style:family="table-column">
      <style:table-column-properties style:column-width="8.795cm" style:rel-column-width="33877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7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7.D6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0.556cm"/>
        </style:tab-stops>
      </style:paragraph-properties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0.556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2">
      <style:paragraph-properties>
        <style:tab-stops>
          <style:tab-stop style:position="0.556cm"/>
        </style:tab-stops>
      </style:paragraph-properties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0.556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556cm"/>
        </style:tab-stops>
      </style:paragraph-properties>
      <style:text-properties style:text-underline-style="none"/>
    </style:style>
    <style:style style:name="P10" style:family="paragraph" style:parent-style-name="Table_20_Titre">
      <style:paragraph-properties fo:break-before="page"/>
    </style:style>
    <style:style style:name="P11" style:family="paragraph" style:parent-style-name="Table_20_Titre"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cm" fo:margin-bottom="0.212cm" text:number-lines="false" text:line-number="0"/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-0.026cm" fo:margin-right="0cm" fo:margin-top="0cm" fo:margin-bottom="0cm" fo:text-align="center" style:justify-single-word="false" fo:text-indent="0cm" style:auto-text-indent="false">
        <style:tab-stops/>
      </style:paragraph-properties>
      <style:text-properties fo:color="#000000" fo:font-size="10pt" style:text-underline-style="none" style:font-size-asian="10pt" style:font-size-complex="10pt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-0.026cm" fo:margin-right="0cm" fo:text-indent="0cm" style:auto-text-indent="false">
        <style:tab-stops/>
      </style:paragraph-properties>
    </style:style>
    <style:style style:name="P20" style:family="paragraph" style:parent-style-name="Table_20_Contents" style:list-style-name="L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 style:list-style-name="L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22" style:family="paragraph" style:parent-style-name="Table_20_Contents" style:list-style-name="L4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Table_20_Contents" style:list-style-name="L5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ff0000" fo:font-size="10pt" style:text-underline-style="none" fo:font-weight="bold" style:font-size-asian="10pt" style:font-weight-asian="bold" style:font-size-complex="10pt" style:font-weight-complex="bold"/>
    </style:style>
    <style:style style:name="P25" style:family="paragraph" style:parent-style-name="Table_20_Contents" style:list-style-name="L5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able_20_Contents" style:list-style-name="L6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-0.026cm" fo:margin-right="0cm" fo:margin-top="0cm" fo:margin-bottom="0cm" fo:text-indent="0cm" style:auto-text-indent="false">
        <style:tab-stops/>
      </style:paragraph-properties>
      <style:text-properties style:text-underline-style="none"/>
    </style:style>
    <style:style style:name="P30" style:family="paragraph" style:parent-style-name="Table_20_Contents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 style:list-style-name="L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 style:list-style-name="L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Table_20_Contents" style:list-style-name="L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34" style:family="paragraph" style:parent-style-name="Table_20_Contents" style:list-style-name="L8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Table_20_Contents" style:list-style-name="L9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Table_20_Contents" style:list-style-name="L10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Table_20_Contents" style:list-style-name="L1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 style:list-style-name="L1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40" style:family="paragraph" style:parent-style-name="Table_20_Contents" style:list-style-name="L12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41" style:family="paragraph" style:parent-style-name="Table_20_Heading" style:list-style-name="L13">
      <style:paragraph-properties fo:margin-left="-0.026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Table_20_Contents" style:list-style-name="L1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 style:list-style-name="L1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Table_20_Contents" style:list-style-name="L1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45" style:family="paragraph" style:parent-style-name="Table_20_Contents" style:list-style-name="L15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16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7" style:family="paragraph" style:parent-style-name="Table_20_Contents" style:list-style-name="L1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 style:list-style-name="L1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1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0" style:family="paragraph" style:parent-style-name="Table_20_Contents" style:list-style-name="L18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top="0cm" fo:margin-bottom="0.212cm" text:number-lines="false" text:line-number="0"/>
      <style:text-properties fo:font-variant="normal" fo:text-transform="none"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fo:font-variant="normal" fo:text-transform="none" fo:font-size="10pt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Table_20_Contents" style:list-style-name="L1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 style:list-style-name="L20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5" style:family="paragraph" style:parent-style-name="Table_20_Contents" style:list-style-name="L20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6" style:family="paragraph" style:parent-style-name="Table_20_Contents" style:list-style-name="L2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 style:list-style-name="L2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8" style:family="paragraph" style:parent-style-name="Table_20_Contents" style:list-style-name="L2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9" style:family="paragraph" style:parent-style-name="Table_20_Contents" style:list-style-name="L23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Table_20_Contents" style:list-style-name="L2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61" style:family="paragraph" style:parent-style-name="Table_20_Contents" style:list-style-name="L2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ff0000" fo:font-size="10pt" style:text-underline-style="none" fo:font-weight="normal" style:font-size-asian="10pt" style:font-weight-asian="normal" style:font-size-complex="10pt" style:font-weight-complex="normal"/>
    </style:style>
    <style:style style:name="P62" style:family="paragraph" style:parent-style-name="Standard" style:list-style-name="L25">
      <style:text-properties style:text-underline-style="none"/>
    </style:style>
    <style:style style:name="P63" style:family="paragraph" style:parent-style-name="Standard" style:list-style-name="L25">
      <style:text-properties fo:color="#ff0000" style:text-underline-style="none" fo:font-weight="bold" style:font-weight-asian="bold" style:font-weight-complex="bold"/>
    </style:style>
    <style:style style:name="P64" style:family="paragraph" style:parent-style-name="Standard" style:list-style-name="L25"/>
    <style:style style:name="P65" style:family="paragraph" style:parent-style-name="Standard" style:list-style-name="L25">
      <style:text-properties fo:color="#ff0000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color="#000000" fo:font-size="10pt" style:text-underline-style="none" style:font-size-asian="10pt" style:font-size-complex="10pt"/>
    </style:style>
    <style:style style:name="T14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000080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6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800000" fo:font-weight="normal" style:font-weight-asian="normal" style:font-weight-complex="normal"/>
    </style:style>
    <style:style style:name="T2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text-underline-style="none" fo:font-weight="normal" style:font-weight-asian="normal" style:font-weight-complex="normal"/>
    </style:style>
    <style:style style:name="T30" style:family="text">
      <style:text-properties fo:font-variant="normal" fo:text-transform="none" style:text-underline-style="none"/>
    </style:style>
    <text:list-style style:name="L1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✗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✗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✗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✗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✗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✗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✗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✗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✗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✗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><text:bookmark-start text:name="Sommaire"/><text:bookmark-end text:name="Sommaire"/></text:p>
      <text:p text:style-name="Standard"><text:a xlink:type="simple" xlink:href="#Structure%20générale%20des%20tables"><text:span text:style-name="T1">Structure générale des tables</text:span></text:a> :</text:p>
      <text:p text:style-name="Standard"/>
      <text:p text:style-name="Standard"><text:a xlink:type="simple" xlink:href="#Module%20des%20tiers"><text:span text:style-name="T1">Module des articles</text:span></text:a> :</text:p>
      <text:p text:style-name="P2"/>
      <text:p text:style-name="P2"><text:a xlink:type="simple" xlink:href="#TA_ARTICLE">TA_ARTICLE</text:a></text:p>
      <text:p text:style-name="P2"><text:a xlink:type="simple" xlink:href="#TA_PRIX">TA_PRIX</text:a></text:p>
      <text:p text:style-name="P2"><text:a xlink:type="simple" xlink:href="#TA_TVA">TA_TVA</text:a></text:p>
      <text:p text:style-name="P2"><text:a xlink:type="simple" xlink:href="#TA_FAMILLE">TA_FAMILLE</text:a> </text:p>
      <text:p text:style-name="P2"><text:a xlink:type="simple" xlink:href="#TA_UNITE">TA_UNITE</text:a></text:p>
      <text:p text:style-name="P2"><text:a xlink:type="simple" xlink:href="#TA_EX_TVA">TA_EX_TVA</text:a></text:p>
      <text:p text:style-name="P2"><text:a xlink:type="simple" xlink:href="#TA_REF_PRIX">TA_REF_PRIX</text:a></text:p>
      <text:p text:style-name="P2"/>
      <text:p text:style-name="P2"/>
      <text:p text:style-name="P2"><text:a xlink:type="simple" xlink:href="#A faire">A faire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bookmark-start text:name="Structure générale des tables"/>Structure générale des tables<text:bookmark-end text:name="Structure générale des tables"/><text:span text:style-name="T2"> :</text:span></text:p>
      <text:p text:style-name="P4">Toutes les tables doivent comporter les champs suivants :</text:p>
      <text:list text:style-name="L1">
        <text:list-item>
          <text:list>
            <text:list-item>
              <text:p text:style-name="P5">QuiCree</text:p>
            </text:list-item>
            <text:list-item>
              <text:p text:style-name="P5">QuandCree</text:p>
            </text:list-item>
            <text:list-item>
              <text:p text:style-name="P5">QuiModif</text:p>
            </text:list-item>
            <text:list-item>
              <text:p text:style-name="P5">QuandModif</text:p>
            </text:list-item>
            <text:list-item>
              <text:p text:style-name="P5">Version</text:p>
            </text:list-item>
          </text:list>
        </text:list-item>
      </text:list>
      <text:p text:style-name="P6"/>
      <text:p text:style-name="P6"><text:span text:style-name="T3">De plus, elle doit comprendre</text:span> :</text:p>
      <text:p text:style-name="P6">un identifiant de la forme « ID : integer » en plus de son « Code » ou de son « Nom » ou autres...</text:p>
      <text:p text:style-name="P6">Toutes les informations qui ne sont pas communes à toutes utilisations d'un contact sont mises :</text:p>
      <text:list text:style-name="L2">
        <text:list-item>
          <text:p text:style-name="P7">Soit dans une table à part avec un identifiant repris dans la table Principale, de la forme « ID_... » si champ obligatoire ou de la forme « ID_I_... » si champ facultatif. Et ceci dans le cas d'une relation 1 -&gt; 1</text:p>
        </text:list-item>
        <text:list-item>
          <text:p text:style-name="P7">Soit dans une table à part et une table supplémentaire de mise en relation . Ceci dans le cas d'une relation 1 -&gt; N</text:p>
        </text:list-item>
      </text:list>
      <text:p text:style-name="P6"/>
      <text:p text:style-name="P8"><text:span text:style-name="T4">Tous les champs identifiants</text:span> sont Obligatoires sauf ceux qui sont formalisés de la façon suivante :</text:p>
      <text:p text:style-name="P9">« ID_I_... » restent facultatifs.</text:p>
      <text:p text:style-name="P10"><text:bookmark-start text:name="TA_ARTICLE"/><text:span text:style-name="T2">TA_ARTICLE</text:span><text:bookmark-end text:name="TA_ARTICLE"/><text:span text:style-name="T2"> :</text:span> <text:span text:style-name="T5">Description d'un article.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5" office:value-type="string">
              <text:p text:style-name="P12">Table <text:span text:style-name="T2">TA_ARTIC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.A2" office:value-type="string">
            <text:p text:style-name="P13">Champ</text:p>
          </table:table-cell>
          <table:table-cell table:style-name="Tableau1.A2" office:value-type="string">
            <text:p text:style-name="P13">Type</text:p>
          </table:table-cell>
          <table:table-cell table:style-name="Tableau1.A2" office:value-type="string">
            <text:p text:style-name="P13">*</text:p>
          </table:table-cell>
          <table:table-cell table:style-name="Tableau1.A2" office:value-type="string">
            <text:p text:style-name="P13">Long</text:p>
          </table:table-cell>
          <table:table-cell table:style-name="Tableau1.E2" office:value-type="string">
            <text:p text:style-name="P13">Description</text:p>
          </table:table-cell>
        </table:table-row>
        <table:table-row>
          <table:table-cell table:style-name="Tableau1.A3" office:value-type="string">
            <text:p text:style-name="P14"><text:a xlink:type="simple" xlink:href="#ID_ARTICLE">ID_ARTICLE</text:a></text:p>
          </table:table-cell>
          <table:table-cell table:style-name="Tableau1.A3" office:value-type="string">
            <text:p text:style-name="P14">Entier</text:p>
          </table:table-cell>
          <table:table-cell table:style-name="Tableau1.C3" office:value-type="float" office:value="0">
            <text:p text:style-name="P15"><text:a xlink:type="simple" xlink:href="#ID_ARTICLE">0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N° d'identification, <text:span text:style-name="T6">index primaire</text:span></text:p>
          </table:table-cell>
        </table:table-row>
        <table:table-row>
          <table:table-cell table:style-name="Tableau1.A3" office:value-type="string">
            <text:p text:style-name="P14">CODE_ARTICLE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15"><text:a xlink:type="simple" xlink:href="#CODE_ARTICLE">0</text:a></text:p>
          </table:table-cell>
          <table:table-cell table:style-name="Tableau1.C3" office:value-type="float" office:value="50">
            <text:p text:style-name="P15">50</text:p>
          </table:table-cell>
          <table:table-cell table:style-name="Tableau1.E3" office:value-type="string">
            <text:p text:style-name="P14">Code d'identification court de l'article</text:p>
          </table:table-cell>
        </table:table-row>
        <table:table-row>
          <table:table-cell table:style-name="Tableau1.A3" office:value-type="string">
            <text:p text:style-name="P14">LIBELLEC_ARTICLE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15"><text:a xlink:type="simple" xlink:href="#LIBELLEC_ARTICLE">0</text:a></text:p>
          </table:table-cell>
          <table:table-cell table:style-name="Tableau1.A3" office:value-type="string">
            <text:p text:style-name="P15">50</text:p>
          </table:table-cell>
          <table:table-cell table:style-name="Tableau1.E3" office:value-type="string">
            <text:p text:style-name="P14">Libellé de description court de l'article</text:p>
          </table:table-cell>
        </table:table-row>
        <table:table-row>
          <table:table-cell table:style-name="Tableau1.A3" office:value-type="string">
            <text:p text:style-name="P14">LIBELLEL_ARTICLE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15"><text:a xlink:type="simple" xlink:href="#LIBELLEL_ARTICLE ">f</text:a></text:p>
          </table:table-cell>
          <table:table-cell table:style-name="Tableau1.A3" office:value-type="string">
            <text:p text:style-name="P15">255</text:p>
          </table:table-cell>
          <table:table-cell table:style-name="Tableau1.E3" office:value-type="string">
            <text:p text:style-name="P14">Libellé de description complet de l'article</text:p>
          </table:table-cell>
        </table:table-row>
        <table:table-row>
          <table:table-cell table:style-name="Tableau1.A3" office:value-type="string">
            <text:p text:style-name="P14"><text:a xlink:type="simple" xlink:href="#ID_ FAMILLE_Tab">ID_FAMILLE</text:a>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15"><text:a xlink:type="simple" xlink:href="#ID_FAMILLE_ARTICLE ">0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Identifiant de la table « <text:a xlink:type="simple" xlink:href="#TA_FAMILLE"><text:span text:style-name="T7">TA_FAMILLE</text:span></text:a>».</text:p>
          </table:table-cell>
        </table:table-row>
        <table:table-row>
          <table:table-cell table:style-name="Tableau1.A3" office:value-type="string">
            <text:p text:style-name="P14"><text:a xlink:type="simple" xlink:href="#ID_ TVA_Tab">ID_TVA</text:a>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15"><text:a xlink:type="simple" xlink:href="#ID_TVA_ARTICLE">0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Identifiant de la table « <text:a xlink:type="simple" xlink:href="#TA_TVA"><text:span text:style-name="T7">TA_TVA</text:span></text:a> ».</text:p>
          </table:table-cell>
        </table:table-row>
        <table:table-row>
          <table:table-cell table:style-name="Tableau1.A3" office:value-type="string">
            <text:p text:style-name="P14">NUMCPT_ARTICLE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15"><text:a xlink:type="simple" xlink:href="#NUMCPT_ARTICLE ">f</text:a></text:p>
          </table:table-cell>
          <table:table-cell table:style-name="Tableau1.A3" office:value-type="string">
            <text:p text:style-name="P15">8</text:p>
          </table:table-cell>
          <table:table-cell table:style-name="Tableau1.E3" office:value-type="string">
            <text:p text:style-name="P14">Numéro de compte comptable lié à l'article</text:p>
          </table:table-cell>
        </table:table-row>
        <table:table-row>
          <table:table-cell table:style-name="Tableau1.A3" office:value-type="string">
            <text:p text:style-name="P14">DIVERS_ARTICLE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15"><text:a xlink:type="simple" xlink:href="#NUMCPT_TVA_ARTICLE ">f</text:a></text:p>
          </table:table-cell>
          <table:table-cell table:style-name="Tableau1.A3" office:value-type="string">
            <text:p text:style-name="P15">255</text:p>
          </table:table-cell>
          <table:table-cell table:style-name="Tableau1.E3" office:value-type="string">
            <text:p text:style-name="P14">Champ réserve !!!</text:p>
          </table:table-cell>
        </table:table-row>
        <table:table-row>
          <table:table-cell table:style-name="Tableau1.A3" office:value-type="string">
            <text:p text:style-name="P14">COMMENTAIRE_ARTICLE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15"><text:a xlink:type="simple" xlink:href="#COMMENTAIRE_ARTICLE ">f</text:a></text:p>
          </table:table-cell>
          <table:table-cell table:style-name="Tableau1.A3" office:value-type="string">
            <text:p text:style-name="P15">255</text:p>
          </table:table-cell>
          <table:table-cell table:style-name="Tableau1.E3" office:value-type="string">
            <text:p text:style-name="P14">Observation sur l'article</text:p>
          </table:table-cell>
        </table:table-row>
        <table:table-row>
          <table:table-cell table:style-name="Tableau1.A3" office:value-type="string">
            <text:p text:style-name="P14">STOCK_MIN_ARTICLE</text:p>
          </table:table-cell>
          <table:table-cell table:style-name="Tableau1.A3" office:value-type="string">
            <text:p text:style-name="P14">Réel</text:p>
          </table:table-cell>
          <table:table-cell table:style-name="Tableau1.A3" office:value-type="string">
            <text:p text:style-name="P15"><text:a xlink:type="simple" xlink:href="#STOCK_MIN_ARTICLE ">0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Indication d'un niveau minimum de stock en dessous du quel il faut faire une action (message, commande, ...),si null, on fait rien</text:p>
          </table:table-cell>
        </table:table-row>
        <table:table-row>
          <table:table-cell table:style-name="Tableau1.A3" office:value-type="string">
            <text:p text:style-name="P16"><text:a xlink:type="simple" xlink:href="#ID_EX_TVA_Tab">ID_T_TVA</text:a>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15">0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Identifiant de la table « Table <text:a xlink:type="simple" xlink:href="#TA_EX_TVA"><text:span text:style-name="T7">TA_T_TVA</text:span></text:a>»</text:p>
          </table:table-cell>
        </table:table-row>
        <table:table-row>
          <table:table-cell table:style-name="Tableau1.A3" office:value-type="string">
            <text:p text:style-name="P14">QUI_CREE_<text:span text:style-name="T2">ARTICLE</text:span>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17"><text:a xlink:type="simple" xlink:href="#Structure%20générale%20des%20tables"><text:span text:style-name="T8">0</text:span></text:a></text:p>
          </table:table-cell>
          <table:table-cell table:style-name="Tableau1.C3" office:value-type="float" office:value="50">
            <text:p text:style-name="P15">50</text:p>
          </table:table-cell>
          <table:table-cell table:style-name="Tableau1.E3" office:value-type="string">
            <text:p text:style-name="P14">Nom de l'utilisateur qui crée l'enregistrement</text:p>
          </table:table-cell>
        </table:table-row>
        <table:table-row>
          <table:table-cell table:style-name="Tableau1.A3" office:value-type="string">
            <text:p text:style-name="P14">QUAND_CREE_<text:span text:style-name="T2">ARTICLE</text:span></text:p>
          </table:table-cell>
          <table:table-cell table:style-name="Tableau1.A3" office:value-type="string">
            <text:p text:style-name="P14">Date</text:p>
          </table:table-cell>
          <table:table-cell table:style-name="Tableau1.C3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Date de création de l'enregistrement</text:p>
          </table:table-cell>
        </table:table-row>
        <table:table-row>
          <table:table-cell table:style-name="Tableau1.A3" office:value-type="string">
            <text:p text:style-name="P14">QUI_MODIF_<text:span text:style-name="T2">ARTICLE</text:span></text:p>
          </table:table-cell>
          <table:table-cell table:style-name="Tableau1.A3" office:value-type="string">
            <text:p text:style-name="P14">Texte</text:p>
          </table:table-cell>
          <table:table-cell table:style-name="Tableau1.C3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1.C3" office:value-type="float" office:value="50">
            <text:p text:style-name="P15">50</text:p>
          </table:table-cell>
          <table:table-cell table:style-name="Tableau1.E3" office:value-type="string">
            <text:p text:style-name="P14">Nom du dernier utilisateur qui modifie l'enregistrement</text:p>
          </table:table-cell>
        </table:table-row>
        <table:table-row>
          <table:table-cell table:style-name="Tableau1.A3" office:value-type="string">
            <text:p text:style-name="P14">QUAND_MODIF_<text:span text:style-name="T2">ARTICLE</text:span></text:p>
          </table:table-cell>
          <table:table-cell table:style-name="Tableau1.A3" office:value-type="string">
            <text:p text:style-name="P14">Date</text:p>
          </table:table-cell>
          <table:table-cell table:style-name="Tableau1.C3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Dernière date de modification</text:p>
          </table:table-cell>
        </table:table-row>
        <table:table-row>
          <table:table-cell table:style-name="Tableau1.A3" office:value-type="string">
            <text:p text:style-name="P14">VERSION_<text:span text:style-name="T2">ARTICLE</text:span></text:p>
          </table:table-cell>
          <table:table-cell table:style-name="Tableau1.A3" office:value-type="string">
            <text:p text:style-name="P14">Entier</text:p>
          </table:table-cell>
          <table:table-cell table:style-name="Tableau1.C3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1.C3" office:value-type="float" office:value="50">
            <text:p text:style-name="P15">50</text:p>
          </table:table-cell>
          <table:table-cell table:style-name="Tableau1.E3" office:value-type="string">
            <text:p text:style-name="P14">Numéro de version lors de la dernière modification.</text:p>
          </table:table-cell>
        </table:table-row>
      </table:table>
      <text:p text:style-name="P18"><text:a xlink:type="simple" xlink:href="#légende%20"><text:span text:style-name="T8">Légende</text:span></text:a><text:a xlink:type="simple" xlink:href="#légende%20"><text:span text:style-name="T9"> :</text:span></text:a></text:p>
      <text:p text:style-name="P18"><text:a xlink:type="simple" xlink:href="#légende%20"><text:span text:style-name="T9"/></text:a></text:p>
      <text:p text:style-name="P19"><text:span text:style-name="T10">Règles de gestion</text:span> : </text:p>
      <text:list text:style-name="L3">
        <text:list-item>
          <text:p text:style-name="P20"><text:a xlink:type="simple" xlink:href="#ID_ARTICLE"><text:span text:style-name="T11">ID_ARTICLE</text:span></text:a> : valeur unique, non null.</text:p>
        </text:list-item>
        <text:list-item>
          <text:p text:style-name="P20"><text:bookmark-start text:name="CODE_ARTICLE"/>CODE_ARTICLE<text:bookmark-end text:name="CODE_ARTICLE"/> : Valeur unique, non null.</text:p>
        </text:list-item>
        <text:list-item>
          <text:p text:style-name="P20"><text:bookmark-start text:name="LIBELLEC_ARTICLE"/>LIBELLEC_ARTICLE<text:bookmark-end text:name="LIBELLEC_ARTICLE"/> : non null<text:tab/></text:p>
        </text:list-item>
        <text:list-item>
          <text:p text:style-name="P20"><text:bookmark-start text:name="LIBELLEL_ARTICLE "/>LIBELLEL_ARTICLE :<text:bookmark-end text:name="LIBELLEL_ARTICLE "/> libre</text:p>
        </text:list-item>
        <text:list-item>
          <text:p text:style-name="P20"><text:bookmark-start text:name="ID_FAMILLE_ARTICLE "/><text:bookmark text:name="ID_FAMILLE_ARTICLE"/>ID_FAMILLE :<text:bookmark-end text:name="ID_FAMILLE_ARTICLE "/> non null, clé étrangère, Vérifier existence dans «  <text:a xlink:type="simple" xlink:href="#TA_FAMILLE"><text:span text:style-name="T7">table TA_FAMILLE</text:span></text:a>».</text:p>
        </text:list-item>
        <text:list-item>
          <text:p text:style-name="P20"><text:bookmark-start text:name="ID_TVA_Tab"/><text:bookmark-start text:name="ID_TVA"/>ID_TVA<text:bookmark-end text:name="ID_TVA_Tab"/><text:bookmark-end text:name="ID_TVA"/> : non null, clé étrangère, Vérifier existence dans «  <text:a xlink:type="simple" xlink:href="#TA_FAMILLE"><text:span text:style-name="T7">table </text:span></text:a><text:a xlink:type="simple" xlink:href="#TA_TVA"><text:span text:style-name="T12">TA_TVA</text:span></text:a><text:a xlink:type="simple" xlink:href="#TA_FAMILLE"><text:span text:style-name="T12"> ».</text:span></text:a></text:p>
        </text:list-item>
        <text:list-item>
          <text:p text:style-name="P20"><text:bookmark-start text:name="NUMCPT_ARTICLE "/>NUMCPT_ARTICLE :<text:bookmark-end text:name="NUMCPT_ARTICLE "/> non null, 8 caractères</text:p>
        </text:list-item>
        <text:list-item>
          <text:p text:style-name="P20"><text:bookmark-start text:name="COMMENTAIRE_ARTICLE "/>COMMENTAIRE_ARTICLE :<text:bookmark-end text:name="COMMENTAIRE_ARTICLE "/> libre</text:p>
        </text:list-item>
        <text:list-item>
          <text:p text:style-name="P20"><text:bookmark-start text:name="STOCK_MIN_ARTICLE "/>STOCK_MIN_ARTICLE :<text:bookmark-end text:name="STOCK_MIN_ARTICLE "/> non null avec <text:s/>0 par défaut</text:p>
        </text:list-item>
        <text:list-item>
          <text:p text:style-name="P20">DIVERS_ARTICLE : libre</text:p>
        </text:list-item>
      </text:list>
      <text:list text:style-name="L4">
        <text:list-item>
          <text:p text:style-name="P21"><text:span text:style-name="T13">Pour les autres champs, voir « </text:span><text:a xlink:type="simple" xlink:href="#Structure%20générale%20des%20tables"><text:span text:style-name="T14">S</text:span></text:a><text:a xlink:type="simple" xlink:href="#Structure%20générale%20des%20tables"><text:span text:style-name="T15">tructure générale des tables </text:span></text:a><text:span text:style-name="T16">»</text:span></text:p>
          <text:p text:style-name="P22"/>
        </text:list-item>
      </text:list>
      <text:p text:style-name="P23"><text:span text:style-name="T6">Suppression</text:span> : <text:span text:style-name="T17">autorisée que si l'article n'est pas utilisé dans facture !!!</text:span></text:p>
      <text:list text:style-name="L5">
        <text:list-item>
          <text:p text:style-name="P24"><text:span text:style-name="T18">Autorisé si l'</text:span><text:a xlink:type="simple" xlink:href="#ID_ARTICLE"><text:span text:style-name="T19">ID_ARTICLE</text:span></text:a><text:span text:style-name="T18"> n'est pas utilisé dans la « table </text:span><text:a xlink:type="simple" xlink:href="../Description%20des%20factures.odt#TA_L_FACTURE"><text:span text:style-name="T19">TA_L_FACTURE</text:span></text:a><text:span text:style-name="T18">» </text:span><text:s text:c="2"/></text:p>
        </text:list-item>
        <text:list-item>
          <text:p text:style-name="P25">supprimer la référence de l'<text:a xlink:type="simple" xlink:href="#ID_ARTICLE">ID_ARTICLE</text:a> dans la « table <text:a xlink:type="simple" xlink:href="#TA_REF_PRIX">TA_REF_PRIX</text:a>»</text:p>
        </text:list-item>
      </text:list>
      <text:list text:style-name="L6">
        <text:list-item>
          <text:p text:style-name="P26">Supprimer les prix liés à l'article</text:p>
        </text:list-item>
        <text:list-item>
          <text:p text:style-name="P26"/>
        </text:list-item>
      </text:list>
      <text:p text:style-name="P23"><text:span text:style-name="T6">Modification</text:span> : </text:p>
      <text:p text:style-name="P23"/>
      <text:p text:style-name="P4"><text:span text:style-name="T20">Gestion suppression</text:span> : rien de particulier.</text:p>
      <text:p text:style-name="P27"/>
      <text:p text:style-name="P28"/>
      <text:p text:style-name="P29"/>
      <text:p text:style-name="P2"/>
      <text:p text:style-name="P2"/>
      <text:p text:style-name="Standard"><text:bookmark-start text:name="TA_PRIX"/><text:span text:style-name="T21">TA_PRIX</text:span><text:bookmark-end text:name="TA_PRIX"/><text:span text:style-name="T2"> :</text:span> Indique 1 ou plusieurs prix pour un article<text:span text:style-name="T5">.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table:number-columns-spanned="5" office:value-type="string">
              <text:p text:style-name="P12">Table <text:span text:style-name="T2">TA_PRIX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2.A2" office:value-type="string">
            <text:p text:style-name="P13">Champ</text:p>
          </table:table-cell>
          <table:table-cell table:style-name="Tableau2.A2" office:value-type="string">
            <text:p text:style-name="P13">Type</text:p>
          </table:table-cell>
          <table:table-cell table:style-name="Tableau2.A2" office:value-type="string">
            <text:p text:style-name="P13">*</text:p>
          </table:table-cell>
          <table:table-cell table:style-name="Tableau2.A2" office:value-type="string">
            <text:p text:style-name="P13">Long</text:p>
          </table:table-cell>
          <table:table-cell table:style-name="Tableau2.E2" office:value-type="string">
            <text:p text:style-name="P13">Description</text:p>
          </table:table-cell>
        </table:table-row>
        <table:table-row>
          <table:table-cell table:style-name="Tableau2.A3" office:value-type="string">
            <text:p text:style-name="P14"><text:bookmark-start text:name="ID_PRIX_Tab"/>ID_PRIX<text:bookmark-end text:name="ID_PRIX_Tab"/></text:p>
          </table:table-cell>
          <table:table-cell table:style-name="Tableau2.A3" office:value-type="string">
            <text:p text:style-name="P14">Entier</text:p>
          </table:table-cell>
          <table:table-cell table:style-name="Tableau2.A3" office:value-type="string">
            <text:p text:style-name="P15"><text:a xlink:type="simple" xlink:href="#ID_PRIX">0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14">N° d'identification, <text:span text:style-name="T6">index primaire</text:span></text:p>
          </table:table-cell>
        </table:table-row>
        <table:table-row>
          <table:table-cell table:style-name="Tableau2.A3" office:value-type="string">
            <text:p text:style-name="P14"><text:a xlink:type="simple" xlink:href="#ID_ARTICLE">ID_ARTICLE</text:a></text:p>
          </table:table-cell>
          <table:table-cell table:style-name="Tableau2.A3" office:value-type="string">
            <text:p text:style-name="P14">Entier</text:p>
          </table:table-cell>
          <table:table-cell table:style-name="Tableau2.A3" office:value-type="string">
            <text:p text:style-name="P15"><text:a xlink:type="simple" xlink:href="#ID_ARTICLE">0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30">Identifiant de la table « <text:a xlink:type="simple" xlink:href="#ID_ARTICLE">table </text:a><text:a xlink:type="simple" xlink:href="#ID_ARTICLE"><text:span text:style-name="T7">TA_ARTICLE</text:span></text:a><text:span text:style-name="T2"> »</text:span></text:p>
          </table:table-cell>
        </table:table-row>
        <table:table-row>
          <table:table-cell table:style-name="Tableau2.A3" office:value-type="string">
            <text:p text:style-name="P14"><text:a xlink:type="simple" xlink:href="#ID_ UNITE">ID_UNITE</text:a></text:p>
          </table:table-cell>
          <table:table-cell table:style-name="Tableau2.A3" office:value-type="string">
            <text:p text:style-name="P14">Entier</text:p>
          </table:table-cell>
          <table:table-cell table:style-name="Tableau2.A3" office:value-type="string">
            <text:p text:style-name="P15"><text:a xlink:type="simple" xlink:href="#PRIX_PRIX">f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Table_20_Contents"><text:span text:style-name="T22">Identifiant de la table </text:span><text:span text:style-name="T23">« </text:span><text:a xlink:type="simple" xlink:href="#TA_UNITE"><text:span text:style-name="T24">Table </text:span></text:a><text:a xlink:type="simple" xlink:href="#TA_UNITE"><text:span text:style-name="T25">TA_UNITE »</text:span></text:a></text:p>
          </table:table-cell>
        </table:table-row>
        <table:table-row>
          <table:table-cell table:style-name="Tableau2.A3" office:value-type="string">
            <text:p text:style-name="P14">PRIX_PRIX</text:p>
          </table:table-cell>
          <table:table-cell table:style-name="Tableau2.A3" office:value-type="string">
            <text:p text:style-name="P14">Réel</text:p>
          </table:table-cell>
          <table:table-cell table:style-name="Tableau2.A3" office:value-type="string">
            <text:p text:style-name="P15"><text:a xlink:type="simple" xlink:href="#PRIX_PRIX">0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14">Prix de l'article</text:p>
          </table:table-cell>
        </table:table-row>
        <table:table-row>
          <table:table-cell table:style-name="Tableau2.A3" office:value-type="string">
            <text:p text:style-name="P14">QUI_CREE_<text:span text:style-name="T2">PRIX </text:span></text:p>
          </table:table-cell>
          <table:table-cell table:style-name="Tableau2.A3" office:value-type="string">
            <text:p text:style-name="P14">Texte</text:p>
          </table:table-cell>
          <table:table-cell table:style-name="Tableau2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2.C7" office:value-type="float" office:value="50">
            <text:p text:style-name="P15">50</text:p>
          </table:table-cell>
          <table:table-cell table:style-name="Tableau2.E3" office:value-type="string">
            <text:p text:style-name="P14">Nom de l'utilisateur qui crée l'enregistrement</text:p>
          </table:table-cell>
        </table:table-row>
        <table:table-row>
          <table:table-cell table:style-name="Tableau2.A3" office:value-type="string">
            <text:p text:style-name="P14">QUAND_CREE_<text:span text:style-name="T2">PRIX </text:span></text:p>
          </table:table-cell>
          <table:table-cell table:style-name="Tableau2.A3" office:value-type="string">
            <text:p text:style-name="P14">Date</text:p>
          </table:table-cell>
          <table:table-cell table:style-name="Tableau2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14">Date de création de l'enregistrement</text:p>
          </table:table-cell>
        </table:table-row>
        <table:table-row>
          <table:table-cell table:style-name="Tableau2.A3" office:value-type="string">
            <text:p text:style-name="P14">QUI_MODIF_<text:span text:style-name="T2">PRIX </text:span></text:p>
          </table:table-cell>
          <table:table-cell table:style-name="Tableau2.A3" office:value-type="string">
            <text:p text:style-name="P14">Texte</text:p>
          </table:table-cell>
          <table:table-cell table:style-name="Tableau2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2.C7" office:value-type="float" office:value="50">
            <text:p text:style-name="P15">50</text:p>
          </table:table-cell>
          <table:table-cell table:style-name="Tableau2.E3" office:value-type="string">
            <text:p text:style-name="P14">Nom du dernier utilisateur qui modifie l'enregistrement</text:p>
          </table:table-cell>
        </table:table-row>
        <table:table-row>
          <table:table-cell table:style-name="Tableau2.A3" office:value-type="string">
            <text:p text:style-name="P14">QUAND_MODIF_<text:span text:style-name="T2">PRIX </text:span></text:p>
          </table:table-cell>
          <table:table-cell table:style-name="Tableau2.A3" office:value-type="string">
            <text:p text:style-name="P14">Date</text:p>
          </table:table-cell>
          <table:table-cell table:style-name="Tableau2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14">Dernière date de modification</text:p>
          </table:table-cell>
        </table:table-row>
        <table:table-row>
          <table:table-cell table:style-name="Tableau2.A3" office:value-type="string">
            <text:p text:style-name="P14">VERSION_<text:span text:style-name="T2">PRIX </text:span></text:p>
          </table:table-cell>
          <table:table-cell table:style-name="Tableau2.A3" office:value-type="string">
            <text:p text:style-name="P14">Entier</text:p>
          </table:table-cell>
          <table:table-cell table:style-name="Tableau2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2.C7" office:value-type="float" office:value="50">
            <text:p text:style-name="P15">50</text:p>
          </table:table-cell>
          <table:table-cell table:style-name="Tableau2.E3" office:value-type="string">
            <text:p text:style-name="P14">Numéro de version lors de la dernière modification.</text:p>
          </table:table-cell>
        </table:table-row>
      </table:table>
      <text:p text:style-name="P18"><text:a xlink:type="simple" xlink:href="#légende%20"><text:span text:style-name="T8">Légende</text:span></text:a><text:a xlink:type="simple" xlink:href="#légende%20"><text:span text:style-name="T9"> :</text:span></text:a></text:p>
      <text:p text:style-name="P18"><text:a xlink:type="simple" xlink:href="#légende%20"><text:span text:style-name="T9"/></text:a></text:p>
      <text:p text:style-name="P19"><text:span text:style-name="T10">Règles de gestion</text:span> : </text:p>
      <text:list text:style-name="L7">
        <text:list-item>
          <text:p text:style-name="P31"><text:bookmark-start text:name="ID_PRIX"/><text:a xlink:type="simple" xlink:href="#ID_PRIX_Tab">ID_PRIX</text:a><text:bookmark-end text:name="ID_PRIX"/> : valeur unique, non null.</text:p>
        </text:list-item>
        <text:list-item>
          <text:p text:style-name="P31">ID_ARTICLE : non null, Vérifier existence dans «<text:a xlink:type="simple" xlink:href="#ID_ARTICLE">table </text:a><text:a xlink:type="simple" xlink:href="#ID_ARTICLE"><text:span text:style-name="T7">TA_ARTICLE</text:span></text:a><text:span text:style-name="T2"> »</text:span></text:p>
        </text:list-item>
        <text:list-item>
          <text:p text:style-name="P32">ID_UNITE : si remplie, vérifier existence dans « <text:a xlink:type="simple" xlink:href="#TA_UNITE">Table </text:a><text:a xlink:type="simple" xlink:href="#TA_UNITE"><text:span text:style-name="T7">TA_UNITE »</text:span></text:a></text:p>
        </text:list-item>
        <text:list-item>
          <text:p text:style-name="P31"><text:bookmark-start text:name="PRIX_PRIX"/>PRIX_PRIX<text:bookmark-end text:name="PRIX_PRIX"/> : non null</text:p>
        </text:list-item>
      </text:list>
      <text:list text:style-name="L8">
        <text:list-item>
          <text:p text:style-name="P33"><text:span text:style-name="T13">Pour les autres champs, voir « </text:span><text:a xlink:type="simple" xlink:href="#Structure%20générale%20des%20tables"><text:span text:style-name="T14">S</text:span></text:a><text:a xlink:type="simple" xlink:href="#Structure%20générale%20des%20tables"><text:span text:style-name="T15">tructure générale des tables </text:span></text:a><text:span text:style-name="T16">»</text:span></text:p>
          <text:p text:style-name="P34"/>
        </text:list-item>
      </text:list>
      <text:p text:style-name="P23"><text:span text:style-name="T6">Suppression</text:span> : </text:p>
      <text:list text:style-name="L9">
        <text:list-item>
          <text:p text:style-name="P35">supprimer la référence de l'<text:a xlink:type="simple" xlink:href="#ID_PRIX_Tab"><text:span text:style-name="T24">ID_PRIX</text:span></text:a> dans la « table <text:a xlink:type="simple" xlink:href="#TA_REF_PRIX">TA_REF_PRIX</text:a>»</text:p>
        </text:list-item>
      </text:list>
      <text:list text:style-name="L10">
        <text:list-item>
          <text:p text:style-name="P36"/>
        </text:list-item>
      </text:list>
      <text:p text:style-name="P23"><text:span text:style-name="T6">Modification</text:span> : le champ <text:a xlink:type="simple" xlink:href="#ID_PRIX_Tab"><text:span text:style-name="T24">ID_PRIX</text:span></text:a><text:span text:style-name="T5"> <text:s/>ne peut être modifié que s'il n'est pas utilisé, les autres peuvent être modifiés </text:span>avec message de confirmation si utilisés. </text:p>
      <text:p text:style-name="P23"/>
      <text:p text:style-name="P4"><text:span text:style-name="T20">Gestion suppression</text:span> : gestion des clés étrangères</text:p>
      <text:p text:style-name="P37">pas de tables <text:s/>liées à l'<text:a xlink:type="simple" xlink:href="#ID_PRIX_Tab"><text:span text:style-name="T24">ID_PRIX</text:span></text:a> :</text:p>
      <text:p text:style-name="P28"/>
      <text:p text:style-name="P23"/>
      <text:p text:style-name="P2"/>
      <text:p text:style-name="P2"/>
      <text:p text:style-name="Standard"><text:bookmark-start text:name="TA_TVA"/><text:span text:style-name="T21">TA_TVA</text:span><text:bookmark-end text:name="TA_TVA"/><text:span text:style-name="T2"> : liste de code tva precisant un taux et un compte de tva.</text:span>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header-rows>
          <table:table-row>
            <table:table-cell table:style-name="Tableau3.A1" table:number-columns-spanned="5" office:value-type="string">
              <text:p text:style-name="P12">Table <text:span text:style-name="T2">TA_TVA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3.A2" office:value-type="string">
            <text:p text:style-name="P13">Champ</text:p>
          </table:table-cell>
          <table:table-cell table:style-name="Tableau3.A2" office:value-type="string">
            <text:p text:style-name="P13">Type</text:p>
          </table:table-cell>
          <table:table-cell table:style-name="Tableau3.A2" office:value-type="string">
            <text:p text:style-name="P13">*</text:p>
          </table:table-cell>
          <table:table-cell table:style-name="Tableau3.A2" office:value-type="string">
            <text:p text:style-name="P13">Long</text:p>
          </table:table-cell>
          <table:table-cell table:style-name="Tableau3.E2" office:value-type="string">
            <text:p text:style-name="P13">Description</text:p>
          </table:table-cell>
        </table:table-row>
        <table:table-row>
          <table:table-cell table:style-name="Tableau3.A3" office:value-type="string">
            <text:p text:style-name="P14"><text:bookmark-start text:name="ID_ TVA_Tab"/><text:a xlink:type="simple" xlink:href="#ID_TVA_ARTICLE"><text:span text:style-name="T26">ID_TVA</text:span></text:a><text:bookmark-end text:name="ID_ TVA_Tab"/><text:span text:style-name="T2"> </text:span></text:p>
          </table:table-cell>
          <table:table-cell table:style-name="Tableau3.A3" office:value-type="string">
            <text:p text:style-name="P14">Entier</text:p>
          </table:table-cell>
          <table:table-cell table:style-name="Tableau3.A3" office:value-type="string">
            <text:p text:style-name="P15"><text:a xlink:type="simple" xlink:href="#ID_ TVA">0</text:a>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N° d'identification, <text:span text:style-name="T6">index primaire</text:span></text:p>
          </table:table-cell>
        </table:table-row>
        <table:table-row>
          <table:table-cell table:style-name="Tableau3.A3" office:value-type="string">
            <text:p text:style-name="P14">CODE_<text:span text:style-name="T2">TVA </text:span></text:p>
          </table:table-cell>
          <table:table-cell table:style-name="Tableau3.A3" office:value-type="string">
            <text:p text:style-name="P14">Texte</text:p>
          </table:table-cell>
          <table:table-cell table:style-name="Tableau3.A3" office:value-type="string">
            <text:p text:style-name="P15"><text:a xlink:type="simple" xlink:href="#CODE_ TVA">0</text:a>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Code d'identification d'une tva</text:p>
          </table:table-cell>
        </table:table-row>
        <table:table-row>
          <table:table-cell table:style-name="Tableau3.A3" office:value-type="string">
            <text:p text:style-name="P14">LIBELLE_TVA</text:p>
          </table:table-cell>
          <table:table-cell table:style-name="Tableau3.A3" office:value-type="string">
            <text:p text:style-name="P14">Text</text:p>
          </table:table-cell>
          <table:table-cell table:style-name="Tableau3.A3" office:value-type="string">
            <text:p text:style-name="P15"><text:a xlink:type="simple" xlink:href="#CODE_ TVA">0</text:a></text:p>
          </table:table-cell>
          <table:table-cell table:style-name="Tableau3.A3" office:value-type="string">
            <text:p text:style-name="P15">255</text:p>
          </table:table-cell>
          <table:table-cell table:style-name="Tableau3.E3" office:value-type="string">
            <text:p text:style-name="P14">Description du code tva</text:p>
          </table:table-cell>
        </table:table-row>
        <table:table-row>
          <table:table-cell table:style-name="Tableau3.A3" office:value-type="string">
            <text:p text:style-name="P14">TAUX_<text:span text:style-name="T2">TVA </text:span></text:p>
          </table:table-cell>
          <table:table-cell table:style-name="Tableau3.A3" office:value-type="string">
            <text:p text:style-name="P14">Réel</text:p>
          </table:table-cell>
          <table:table-cell table:style-name="Tableau3.A3" office:value-type="string">
            <text:p text:style-name="P15"><text:a xlink:type="simple" xlink:href="#TAUX_ TVA">0</text:a>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Taux de tva à appliquer, il peut être à zéro mais pas null</text:p>
          </table:table-cell>
        </table:table-row>
        <table:table-row>
          <table:table-cell table:style-name="Tableau3.A3" office:value-type="string">
            <text:p text:style-name="P14">NUMCPT_TVA</text:p>
          </table:table-cell>
          <table:table-cell table:style-name="Tableau3.A3" office:value-type="string">
            <text:p text:style-name="P14">Texte</text:p>
          </table:table-cell>
          <table:table-cell table:style-name="Tableau3.A3" office:value-type="string">
            <text:p text:style-name="P15"><text:a xlink:type="simple" xlink:href="#NUMCPT_TVA">f</text:a></text:p>
          </table:table-cell>
          <table:table-cell table:style-name="Tableau3.A3" office:value-type="string">
            <text:p text:style-name="P15">8</text:p>
          </table:table-cell>
          <table:table-cell table:style-name="Tableau3.E3" office:value-type="string">
            <text:p text:style-name="P14">Numéro de compte comptable lié à un code de tva</text:p>
          </table:table-cell>
        </table:table-row>
        <table:table-row>
          <table:table-cell table:style-name="Tableau3.A3" office:value-type="string">
            <text:p text:style-name="P14">QUI_CREE_<text:span text:style-name="T2">TVA</text:span></text:p>
          </table:table-cell>
          <table:table-cell table:style-name="Tableau3.A3" office:value-type="string">
            <text:p text:style-name="P14">Texte</text:p>
          </table:table-cell>
          <table:table-cell table:style-name="Tableau3.C8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3.C8" office:value-type="float" office:value="50">
            <text:p text:style-name="P15">50</text:p>
          </table:table-cell>
          <table:table-cell table:style-name="Tableau3.E3" office:value-type="string">
            <text:p text:style-name="P14">Nom de l'utilisateur qui crée l'enregistrement</text:p>
          </table:table-cell>
        </table:table-row>
        <table:table-row>
          <table:table-cell table:style-name="Tableau3.A3" office:value-type="string">
            <text:p text:style-name="P14">QUAND_CREE_<text:span text:style-name="T2">TVA </text:span></text:p>
          </table:table-cell>
          <table:table-cell table:style-name="Tableau3.A3" office:value-type="string">
            <text:p text:style-name="P14">Date</text:p>
          </table:table-cell>
          <table:table-cell table:style-name="Tableau3.C8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Date de création de l'enregistrement</text:p>
          </table:table-cell>
        </table:table-row>
        <table:table-row>
          <table:table-cell table:style-name="Tableau3.A3" office:value-type="string">
            <text:p text:style-name="P14">QUI_MODIF_<text:span text:style-name="T2">TVA </text:span></text:p>
          </table:table-cell>
          <table:table-cell table:style-name="Tableau3.A3" office:value-type="string">
            <text:p text:style-name="P14">Texte</text:p>
          </table:table-cell>
          <table:table-cell table:style-name="Tableau3.C8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3.C8" office:value-type="float" office:value="50">
            <text:p text:style-name="P15">50</text:p>
          </table:table-cell>
          <table:table-cell table:style-name="Tableau3.E3" office:value-type="string">
            <text:p text:style-name="P14">Nom du dernier utilisateur qui modifie l'enregistrement</text:p>
          </table:table-cell>
        </table:table-row>
        <table:table-row>
          <table:table-cell table:style-name="Tableau3.A3" office:value-type="string">
            <text:p text:style-name="P14">QUAND_MODIF_<text:span text:style-name="T2">TVA </text:span></text:p>
          </table:table-cell>
          <table:table-cell table:style-name="Tableau3.A3" office:value-type="string">
            <text:p text:style-name="P14">Date</text:p>
          </table:table-cell>
          <table:table-cell table:style-name="Tableau3.C8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Dernière date de modification</text:p>
          </table:table-cell>
        </table:table-row>
        <table:table-row>
          <table:table-cell table:style-name="Tableau3.A3" office:value-type="string">
            <text:p text:style-name="P14">VERSION_<text:span text:style-name="T2">TVA</text:span></text:p>
          </table:table-cell>
          <table:table-cell table:style-name="Tableau3.A3" office:value-type="string">
            <text:p text:style-name="P14">Entier</text:p>
          </table:table-cell>
          <table:table-cell table:style-name="Tableau3.C8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3.C8" office:value-type="float" office:value="50">
            <text:p text:style-name="P15">50</text:p>
          </table:table-cell>
          <table:table-cell table:style-name="Tableau3.E3" office:value-type="string">
            <text:p text:style-name="P14">Numéro de version lors de la dernière modification.</text:p>
          </table:table-cell>
        </table:table-row>
      </table:table>
      <text:p text:style-name="P18"><text:a xlink:type="simple" xlink:href="#légende%20"><text:span text:style-name="T8">Légende</text:span></text:a><text:a xlink:type="simple" xlink:href="#légende%20"><text:span text:style-name="T9"> :</text:span></text:a></text:p>
      <text:p text:style-name="P18"><text:a xlink:type="simple" xlink:href="#légende%20"><text:span text:style-name="T9"/></text:a></text:p>
      <text:p text:style-name="P19"><text:span text:style-name="T10">Règles de gestion</text:span> : </text:p>
      <text:list text:style-name="L11">
        <text:list-item>
          <text:p text:style-name="P38"><text:bookmark-start text:name="ID_ TVA"/><text:a xlink:type="simple" xlink:href="#ID_ TVA_Tab">ID_ </text:a><text:a xlink:type="simple" xlink:href="#ID_ TVA_Tab"><text:span text:style-name="T7">TVA</text:span></text:a><text:bookmark-end text:name="ID_ TVA"/> : valeur unique, non null.</text:p>
        </text:list-item>
        <text:list-item>
          <text:p text:style-name="P38"><text:bookmark-start text:name="CODE_ TVA"/>CODE_ <text:span text:style-name="T2">TVA</text:span><text:bookmark-end text:name="CODE_ TVA"/> : valeur unique, non null</text:p>
        </text:list-item>
        <text:list-item>
          <text:p text:style-name="P38"><text:bookmark-start text:name="TAUX_ TVA"/>TAUX_ <text:span text:style-name="T2">TVA</text:span><text:bookmark-end text:name="TAUX_ TVA"/> : non null avec par defaut 0</text:p>
        </text:list-item>
        <text:list-item>
          <text:p text:style-name="P38"><text:bookmark-start text:name="NUMCPT_TVA"/>NUMCPT_TVA<text:bookmark-end text:name="NUMCPT_TVA"/> : non null <text:span text:style-name="T17">???</text:span></text:p>
        </text:list-item>
      </text:list>
      <text:list text:style-name="L12">
        <text:list-item>
          <text:p text:style-name="P39"><text:span text:style-name="T13">Pour les autres champs, voir « </text:span><text:a xlink:type="simple" xlink:href="#Structure%20générale%20des%20tables"><text:span text:style-name="T14">S</text:span></text:a><text:a xlink:type="simple" xlink:href="#Structure%20générale%20des%20tables"><text:span text:style-name="T15">tructure générale des tables </text:span></text:a><text:span text:style-name="T16">»</text:span></text:p>
          <text:p text:style-name="P40"/>
        </text:list-item>
      </text:list>
      <text:p text:style-name="P23"><text:span text:style-name="T6">Suppression</text:span> : autorisée que si le type n'est pas utilisé.</text:p>
      <text:p text:style-name="P23"><text:span text:style-name="T6">Modification</text:span> : le champ <text:a xlink:type="simple" xlink:href="#ID_ TVA_Tab">ID_ </text:a><text:a xlink:type="simple" xlink:href="#ID_ TVA_Tab"><text:span text:style-name="T7">TVA</text:span></text:a><text:span text:style-name="T5"> ne peut être modifié que s'il n'est pas utilisé, les autres peuvent être modifiés </text:span>avec message de confirmation si utilisés. </text:p>
      <text:p text:style-name="P23"/>
      <text:p text:style-name="P4"><text:span text:style-name="T20">Gestion suppression</text:span> : gestion des clés étrangères</text:p>
      <text:p text:style-name="P37">Tables liées à l'<text:a xlink:type="simple" xlink:href="#ID_ TVA_Tab">ID_ </text:a><text:a xlink:type="simple" xlink:href="#ID_ TVA_Tab"><text:span text:style-name="T7">TVA</text:span></text:a> :</text:p>
      <text:list text:style-name="L13">
        <text:list-item>
          <text:p text:style-name="P41">TA_ARTICLE : <text:bookmark-start text:name="ID_ TVA_Tab1"/><text:a xlink:type="simple" xlink:href="#ID_TVA_ARTICLE"><text:span text:style-name="T27">ID_TVA</text:span></text:a><text:bookmark-end text:name="ID_ TVA_Tab1"/><text:a xlink:type="simple" xlink:href="#ID_TVA_ARTICLE"><text:span text:style-name="T12"> </text:span></text:a></text:p>
        </text:list-item>
      </text:list>
      <text:p text:style-name="P2"/>
      <text:p text:style-name="P2"/>
      <text:p text:style-name="P2"><text:bookmark-start text:name="TA_FAMILLE"/>TA_FAMILLE<text:bookmark-end text:name="TA_FAMILLE"/> : 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table:number-columns-spanned="5" office:value-type="string">
              <text:p text:style-name="P12">Table <text:span text:style-name="T2">TA_FAMIL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4.A2" office:value-type="string">
            <text:p text:style-name="P13">Champ</text:p>
          </table:table-cell>
          <table:table-cell table:style-name="Tableau4.A2" office:value-type="string">
            <text:p text:style-name="P13">Type</text:p>
          </table:table-cell>
          <table:table-cell table:style-name="Tableau4.A2" office:value-type="string">
            <text:p text:style-name="P13">*</text:p>
          </table:table-cell>
          <table:table-cell table:style-name="Tableau4.A2" office:value-type="string">
            <text:p text:style-name="P13">Long</text:p>
          </table:table-cell>
          <table:table-cell table:style-name="Tableau4.E2" office:value-type="string">
            <text:p text:style-name="P13">Description</text:p>
          </table:table-cell>
        </table:table-row>
        <table:table-row>
          <table:table-cell table:style-name="Tableau4.A3" office:value-type="string">
            <text:p text:style-name="P14"><text:bookmark-start text:name="ID_ FAMILLE_Tab"/><text:a xlink:type="simple" xlink:href="#ID_ FAMILLE_ARTICLE">ID_ FAMILLE</text:a><text:bookmark-end text:name="ID_ FAMILLE_Tab"/></text:p>
          </table:table-cell>
          <table:table-cell table:style-name="Tableau4.A3" office:value-type="string">
            <text:p text:style-name="P14">Entier</text:p>
          </table:table-cell>
          <table:table-cell table:style-name="Tableau4.A3" office:value-type="string">
            <text:p text:style-name="P15"><text:a xlink:type="simple" xlink:href="#ID_ FAMILLE">0</text:a></text:p>
          </table:table-cell>
          <table:table-cell table:style-name="Tableau4.A3" office:value-type="string">
            <text:p text:style-name="P15">-</text:p>
          </table:table-cell>
          <table:table-cell table:style-name="Tableau4.E3" office:value-type="string">
            <text:p text:style-name="P14">N° d'identification, <text:span text:style-name="T6">index primaire</text:span></text:p>
          </table:table-cell>
        </table:table-row>
        <table:table-row>
          <table:table-cell table:style-name="Tableau4.A3" office:value-type="string">
            <text:p text:style-name="P14">CODE_<text:span text:style-name="T2">FAMILLE </text:span></text:p>
          </table:table-cell>
          <table:table-cell table:style-name="Tableau4.A3" office:value-type="string">
            <text:p text:style-name="P14">Texte</text:p>
          </table:table-cell>
          <table:table-cell table:style-name="Tableau4.A3" office:value-type="string">
            <text:p text:style-name="P15"><text:a xlink:type="simple" xlink:href="#CODE_ FAMILLE">0</text:a></text:p>
          </table:table-cell>
          <table:table-cell table:style-name="Tableau4.A3" office:value-type="string">
            <text:p text:style-name="P15">50</text:p>
          </table:table-cell>
          <table:table-cell table:style-name="Tableau4.E3" office:value-type="string">
            <text:p text:style-name="P14">Code d'identification de la famille (ex : LOG, DIVERS, ...)</text:p>
          </table:table-cell>
        </table:table-row>
        <table:table-row>
          <table:table-cell table:style-name="Tableau4.A3" office:value-type="string">
            <text:p text:style-name="P14">LIBC_<text:span text:style-name="T2">FAMILLE</text:span></text:p>
          </table:table-cell>
          <table:table-cell table:style-name="Tableau4.A3" office:value-type="string">
            <text:p text:style-name="P14">Texte</text:p>
          </table:table-cell>
          <table:table-cell table:style-name="Tableau4.A3" office:value-type="string">
            <text:p text:style-name="P15"><text:a xlink:type="simple" xlink:href="#LIBC_ FAMILLE">0</text:a></text:p>
          </table:table-cell>
          <table:table-cell table:style-name="Tableau4.A3" office:value-type="string">
            <text:p text:style-name="P15">50</text:p>
          </table:table-cell>
          <table:table-cell table:style-name="Tableau4.E3" office:value-type="string">
            <text:p text:style-name="P14">Libellé court d'identification de la famille</text:p>
          </table:table-cell>
        </table:table-row>
        <table:table-row>
          <table:table-cell table:style-name="Tableau4.A3" office:value-type="string">
            <text:p text:style-name="P14">LIBL_<text:span text:style-name="T2">FAMILLE</text:span></text:p>
          </table:table-cell>
          <table:table-cell table:style-name="Tableau4.A3" office:value-type="string">
            <text:p text:style-name="P14">Texte</text:p>
          </table:table-cell>
          <table:table-cell table:style-name="Tableau4.A3" office:value-type="string">
            <text:p text:style-name="P15"><text:a xlink:type="simple" xlink:href="#LIBL_FAMILLE">F</text:a></text:p>
          </table:table-cell>
          <table:table-cell table:style-name="Tableau4.A3" office:value-type="string">
            <text:p text:style-name="P15">255</text:p>
          </table:table-cell>
          <table:table-cell table:style-name="Tableau4.E3" office:value-type="string">
            <text:p text:style-name="P14">Libellé long de description de la famille</text:p>
          </table:table-cell>
        </table:table-row>
        <table:table-row>
          <table:table-cell table:style-name="Tableau4.A3" office:value-type="string">
            <text:p text:style-name="P14">QUI_CREE_<text:span text:style-name="T2">FAMILLE</text:span></text:p>
          </table:table-cell>
          <table:table-cell table:style-name="Tableau4.A3" office:value-type="string">
            <text:p text:style-name="P14">Texte</text:p>
          </table:table-cell>
          <table:table-cell table:style-name="Tableau4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4.C7" office:value-type="float" office:value="50">
            <text:p text:style-name="P15">50</text:p>
          </table:table-cell>
          <table:table-cell table:style-name="Tableau4.E3" office:value-type="string">
            <text:p text:style-name="P14">Nom de l'utilisateur qui crée l'enregistrement</text:p>
          </table:table-cell>
        </table:table-row>
        <table:table-row>
          <table:table-cell table:style-name="Tableau4.A3" office:value-type="string">
            <text:p text:style-name="P14">QUAND_CREE_<text:span text:style-name="T2">FAMILLE</text:span></text:p>
          </table:table-cell>
          <table:table-cell table:style-name="Tableau4.A3" office:value-type="string">
            <text:p text:style-name="P14">Date</text:p>
          </table:table-cell>
          <table:table-cell table:style-name="Tableau4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4.A3" office:value-type="string">
            <text:p text:style-name="P15">-</text:p>
          </table:table-cell>
          <table:table-cell table:style-name="Tableau4.E3" office:value-type="string">
            <text:p text:style-name="P14">Date de création de l'enregistrement</text:p>
          </table:table-cell>
        </table:table-row>
        <table:table-row>
          <table:table-cell table:style-name="Tableau4.A3" office:value-type="string">
            <text:p text:style-name="P14">QUI_MODIF_<text:span text:style-name="T2">FAMILLE </text:span></text:p>
          </table:table-cell>
          <table:table-cell table:style-name="Tableau4.A3" office:value-type="string">
            <text:p text:style-name="P14">Texte</text:p>
          </table:table-cell>
          <table:table-cell table:style-name="Tableau4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4.C7" office:value-type="float" office:value="50">
            <text:p text:style-name="P15">50</text:p>
          </table:table-cell>
          <table:table-cell table:style-name="Tableau4.E3" office:value-type="string">
            <text:p text:style-name="P14">Nom du dernier utilisateur qui modifie l'enregistrement</text:p>
          </table:table-cell>
        </table:table-row>
        <table:table-row>
          <table:table-cell table:style-name="Tableau4.A3" office:value-type="string">
            <text:p text:style-name="P14">QUAND_MODIF_<text:span text:style-name="T2">FAMILLE</text:span></text:p>
          </table:table-cell>
          <table:table-cell table:style-name="Tableau4.A3" office:value-type="string">
            <text:p text:style-name="P14">Date</text:p>
          </table:table-cell>
          <table:table-cell table:style-name="Tableau4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4.A3" office:value-type="string">
            <text:p text:style-name="P15">-</text:p>
          </table:table-cell>
          <table:table-cell table:style-name="Tableau4.E3" office:value-type="string">
            <text:p text:style-name="P14">Dernière date de modification</text:p>
          </table:table-cell>
        </table:table-row>
        <table:table-row>
          <table:table-cell table:style-name="Tableau4.A3" office:value-type="string">
            <text:p text:style-name="P14">VERSION_<text:span text:style-name="T2">FAMILLE</text:span></text:p>
          </table:table-cell>
          <table:table-cell table:style-name="Tableau4.A3" office:value-type="string">
            <text:p text:style-name="P14">Entier</text:p>
          </table:table-cell>
          <table:table-cell table:style-name="Tableau4.C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4.C7" office:value-type="float" office:value="50">
            <text:p text:style-name="P15">50</text:p>
          </table:table-cell>
          <table:table-cell table:style-name="Tableau4.E3" office:value-type="string">
            <text:p text:style-name="P14">Numéro de version lors de la dernière modification.</text:p>
          </table:table-cell>
        </table:table-row>
      </table:table>
      <text:p text:style-name="P18"><text:a xlink:type="simple" xlink:href="#légende%20"><text:span text:style-name="T8">Légende</text:span></text:a><text:a xlink:type="simple" xlink:href="#légende%20"><text:span text:style-name="T9"> :</text:span></text:a></text:p>
      <text:p text:style-name="P18"><text:a xlink:type="simple" xlink:href="#légende%20"><text:span text:style-name="T9"/></text:a></text:p>
      <text:p text:style-name="P19"><text:span text:style-name="T10">Règles de gestion</text:span> : </text:p>
      <text:list text:style-name="L14">
        <text:list-item>
          <text:p text:style-name="P42"><text:bookmark-start text:name="ID_ FAMILLE"/><text:a xlink:type="simple" xlink:href="#ID_ FAMILLE_Tab">ID_ </text:a><text:a xlink:type="simple" xlink:href="#ID_ FAMILLE_Tab"><text:span text:style-name="T7">FAMILLE</text:span></text:a><text:bookmark-end text:name="ID_ FAMILLE"/> <text:s/>: valeur unique, non null.</text:p>
        </text:list-item>
        <text:list-item>
          <text:p text:style-name="P42"><text:bookmark-start text:name="CODE_ FAMILLE"/>CODE_<text:span text:style-name="T2">FAMILLE</text:span><text:bookmark-end text:name="CODE_ FAMILLE"/><text:span text:style-name="T2"> </text:span><text:s/>: </text:p>
        </text:list-item>
        <text:list-item>
          <text:p text:style-name="P42"><text:bookmark-start text:name="LIBC_ FAMILLE"/>LIBC_<text:span text:style-name="T2">FAMILLE</text:span><text:bookmark-end text:name="LIBC_ FAMILLE"/><text:span text:style-name="T2"> : </text:span></text:p>
        </text:list-item>
        <text:list-item>
          <text:p text:style-name="P43"><text:bookmark-start text:name="LIBL_FAMILLE"/>LIBL_FAMILLE<text:bookmark-end text:name="LIBL_FAMILLE"/> : </text:p>
        </text:list-item>
      </text:list>
      <text:list text:style-name="L15">
        <text:list-item>
          <text:p text:style-name="P44"><text:span text:style-name="T13">Pour les autres champs, voir « </text:span><text:a xlink:type="simple" xlink:href="#Structure%20générale%20des%20tables"><text:span text:style-name="T14">S</text:span></text:a><text:a xlink:type="simple" xlink:href="#Structure%20générale%20des%20tables"><text:span text:style-name="T15">tructure générale des tables </text:span></text:a><text:span text:style-name="T16">»</text:span></text:p>
          <text:p text:style-name="P45"/>
        </text:list-item>
      </text:list>
      <text:p text:style-name="P23"><text:span text:style-name="T6">Suppression</text:span> : autorisée que si le type n'est pas utilisé.</text:p>
      <text:p text:style-name="P23"><text:span text:style-name="T6">Modification</text:span> : le champ « <text:a xlink:type="simple" xlink:href="#ID_ FAMILLE_Tab">ID_ </text:a><text:a xlink:type="simple" xlink:href="#ID_ FAMILLE_Tab"><text:span text:style-name="T7">FAMILLE</text:span></text:a>» <text:s/>ne peut être modifié que s'il n'est pas utilisé, les autres peuvent être modifiés avec message de confirmation si utilisés. </text:p>
      <text:p text:style-name="P23"/>
      <text:p text:style-name="P4"><text:span text:style-name="T20">Gestion suppression</text:span> : gestion des clés étrangères</text:p>
      <text:p text:style-name="P37">Tables liées à l'<text:a xlink:type="simple" xlink:href="#ID_ FAMILLE_Tab"><text:span text:style-name="T24">ID_ </text:span></text:a><text:a xlink:type="simple" xlink:href="#ID_ FAMILLE_Tab"><text:span text:style-name="T25">FAMILLE</text:span></text:a> :</text:p>
      <text:list text:style-name="L16">
        <text:list-item>
          <text:p text:style-name="P46"/>
        </text:list-item>
      </text:list>
      <text:p text:style-name="P2"/>
      <text:p text:style-name="P2"/>
      <text:p text:style-name="P2"><text:bookmark-start text:name="TA_UNITE"/>TA_UNITE<text:bookmark-end text:name="TA_UNITE"/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table:number-columns-spanned="5" office:value-type="string">
              <text:p text:style-name="P12">Table <text:span text:style-name="T2">TA_UNIT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5.A2" office:value-type="string">
            <text:p text:style-name="P13">Champ</text:p>
          </table:table-cell>
          <table:table-cell table:style-name="Tableau5.A2" office:value-type="string">
            <text:p text:style-name="P13">Type</text:p>
          </table:table-cell>
          <table:table-cell table:style-name="Tableau5.A2" office:value-type="string">
            <text:p text:style-name="P13">*</text:p>
          </table:table-cell>
          <table:table-cell table:style-name="Tableau5.A2" office:value-type="string">
            <text:p text:style-name="P13">Long</text:p>
          </table:table-cell>
          <table:table-cell table:style-name="Tableau5.E2" office:value-type="string">
            <text:p text:style-name="P13">Description</text:p>
          </table:table-cell>
        </table:table-row>
        <table:table-row>
          <table:table-cell table:style-name="Tableau5.A3" office:value-type="string">
            <text:p text:style-name="P14"><text:bookmark-start text:name="ID_ UNITE"/>ID_<text:span text:style-name="T2">UNITE</text:span><text:bookmark-end text:name="ID_ UNITE"/></text:p>
          </table:table-cell>
          <table:table-cell table:style-name="Tableau5.A3" office:value-type="string">
            <text:p text:style-name="P14">Entier</text:p>
          </table:table-cell>
          <table:table-cell table:style-name="Tableau5.A3" office:value-type="string">
            <text:p text:style-name="P15"><text:a xlink:type="simple" xlink:href="#ID_ FAMILLE">0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N° d'identification, <text:span text:style-name="T6">index primaire</text:span></text:p>
          </table:table-cell>
        </table:table-row>
        <table:table-row>
          <table:table-cell table:style-name="Tableau5.A3" office:value-type="string">
            <text:p text:style-name="P14">CODE_<text:span text:style-name="T2">UNITE 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A3" office:value-type="string">
            <text:p text:style-name="P15"><text:a xlink:type="simple" xlink:href="#CODE_ FAMILLE">0</text:a></text:p>
          </table:table-cell>
          <table:table-cell table:style-name="Tableau5.A3" office:value-type="string">
            <text:p text:style-name="P15">15</text:p>
          </table:table-cell>
          <table:table-cell table:style-name="Tableau5.E3" office:value-type="string">
            <text:p text:style-name="P14">Code d'identification de l'unité (ex : L, kg ...)</text:p>
          </table:table-cell>
        </table:table-row>
        <table:table-row>
          <table:table-cell table:style-name="Tableau5.A3" office:value-type="string">
            <text:p text:style-name="P14">LIBL_<text:span text:style-name="T2">UNITE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A3" office:value-type="string">
            <text:p text:style-name="P15"><text:a xlink:type="simple" xlink:href="#LIBL_FAMILLE">F</text:a></text:p>
          </table:table-cell>
          <table:table-cell table:style-name="Tableau5.A3" office:value-type="string">
            <text:p text:style-name="P15">100</text:p>
          </table:table-cell>
          <table:table-cell table:style-name="Tableau5.E3" office:value-type="string">
            <text:p text:style-name="P14">Libellé long de description de l'unité</text:p>
          </table:table-cell>
        </table:table-row>
        <table:table-row>
          <table:table-cell table:style-name="Tableau5.A3" office:value-type="string">
            <text:p text:style-name="P14">QUI_CREE_<text:span text:style-name="T2">UNITE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C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5.C6" office:value-type="float" office:value="50">
            <text:p text:style-name="P15">50</text:p>
          </table:table-cell>
          <table:table-cell table:style-name="Tableau5.E3" office:value-type="string">
            <text:p text:style-name="P14">Nom de l'utilisateur qui crée l'enregistrement</text:p>
          </table:table-cell>
        </table:table-row>
        <table:table-row>
          <table:table-cell table:style-name="Tableau5.A3" office:value-type="string">
            <text:p text:style-name="P14">QUAND_CREE_<text:span text:style-name="T2">UNITE</text:span></text:p>
          </table:table-cell>
          <table:table-cell table:style-name="Tableau5.A3" office:value-type="string">
            <text:p text:style-name="P14">Date</text:p>
          </table:table-cell>
          <table:table-cell table:style-name="Tableau5.C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Date de création de l'enregistrement</text:p>
          </table:table-cell>
        </table:table-row>
        <table:table-row>
          <table:table-cell table:style-name="Tableau5.A3" office:value-type="string">
            <text:p text:style-name="P14">QUI_MODIF_<text:span text:style-name="T2">UNITE 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C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5.C6" office:value-type="float" office:value="50">
            <text:p text:style-name="P15">50</text:p>
          </table:table-cell>
          <table:table-cell table:style-name="Tableau5.E3" office:value-type="string">
            <text:p text:style-name="P14">Nom du dernier utilisateur qui modifie l'enregistrement</text:p>
          </table:table-cell>
        </table:table-row>
        <table:table-row>
          <table:table-cell table:style-name="Tableau5.A3" office:value-type="string">
            <text:p text:style-name="P14">QUAND_MODIF_<text:span text:style-name="T2">UNITE</text:span></text:p>
          </table:table-cell>
          <table:table-cell table:style-name="Tableau5.A3" office:value-type="string">
            <text:p text:style-name="P14">Date</text:p>
          </table:table-cell>
          <table:table-cell table:style-name="Tableau5.C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Dernière date de modification</text:p>
          </table:table-cell>
        </table:table-row>
        <table:table-row>
          <table:table-cell table:style-name="Tableau5.A3" office:value-type="string">
            <text:p text:style-name="P14">VERSION_<text:span text:style-name="T2">UNITE</text:span></text:p>
          </table:table-cell>
          <table:table-cell table:style-name="Tableau5.A3" office:value-type="string">
            <text:p text:style-name="P14">Entier</text:p>
          </table:table-cell>
          <table:table-cell table:style-name="Tableau5.C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5.C6" office:value-type="float" office:value="50">
            <text:p text:style-name="P15">50</text:p>
          </table:table-cell>
          <table:table-cell table:style-name="Tableau5.E3" office:value-type="string">
            <text:p text:style-name="P14">Numéro de version lors de la dernière modification.</text:p>
          </table:table-cell>
        </table:table-row>
      </table:table>
      <text:p text:style-name="P18"><text:a xlink:type="simple" xlink:href="#légende%20"><text:span text:style-name="T8">Légende</text:span></text:a><text:a xlink:type="simple" xlink:href="#légende%20"><text:span text:style-name="T9"> :</text:span></text:a></text:p>
      <text:p text:style-name="P18"><text:a xlink:type="simple" xlink:href="#légende%20"><text:span text:style-name="T9"/></text:a></text:p>
      <text:p text:style-name="P19"><text:span text:style-name="T10">Règles de gestion</text:span> : </text:p>
      <text:list text:style-name="L17">
        <text:list-item>
          <text:p text:style-name="P47"><text:a xlink:type="simple" xlink:href="#ID_ UNITE">ID_ </text:a><text:a xlink:type="simple" xlink:href="#ID_ UNITE"><text:span text:style-name="T7">UNITE</text:span></text:a> : valeur unique, non null.</text:p>
        </text:list-item>
        <text:list-item>
          <text:p text:style-name="P47"><text:bookmark-start text:name="CODE_ FAMILLE1"/>CODE_<text:bookmark-end text:name="CODE_ FAMILLE1"/><text:span text:style-name="T2">UNITE </text:span><text:s/>: libre</text:p>
        </text:list-item>
        <text:list-item>
          <text:p text:style-name="P48"><text:bookmark-start text:name="LIBL_FAMILLE1"/>LIBL_<text:bookmark-end text:name="LIBL_FAMILLE1"/>UNITE <text:s/>: libre</text:p>
        </text:list-item>
      </text:list>
      <text:list text:style-name="L18">
        <text:list-item>
          <text:p text:style-name="P49"><text:span text:style-name="T13">Pour les autres champs, voir « </text:span><text:a xlink:type="simple" xlink:href="#Structure%20générale%20des%20tables"><text:span text:style-name="T14">S</text:span></text:a><text:a xlink:type="simple" xlink:href="#Structure%20générale%20des%20tables"><text:span text:style-name="T15">tructure générale des tables </text:span></text:a><text:span text:style-name="T16">»</text:span></text:p>
          <text:p text:style-name="P50"/>
        </text:list-item>
      </text:list>
      <text:p text:style-name="P23"><text:span text:style-name="T6">Suppression</text:span> : autorisée que si le type n'est pas utilisé.</text:p>
      <text:p text:style-name="P23"><text:span text:style-name="T6">Modification</text:span> : le champ « <text:a xlink:type="simple" xlink:href="#ID_ UNITE"><text:span text:style-name="T25">ID_UNITE</text:span></text:a>» <text:s/>ne peut être modifié que s'il n'est pas utilisé, les autres peuvent être modifiés avec message de confirmation si utilisés. </text:p>
      <text:p text:style-name="P23"/>
      <text:p text:style-name="P4"><text:span text:style-name="T20">Gestion suppression</text:span> : gestion des clés étrangères</text:p>
      <text:p text:style-name="P37">Tables liées à l'<text:a xlink:type="simple" xlink:href="#ID_ UNITE"><text:span text:style-name="T25">ID_UNITE</text:span></text:a> :</text:p>
      <text:p text:style-name="P2"/>
      <text:p text:style-name="P2"/>
      <text:p text:style-name="P2"><text:span text:style-name="T28">TA_T_TVA</text:span> : <text:span text:style-name="T5">Description d'un type d'exigibilité de TVA .</text:span></text:p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table:number-columns-spanned="5" office:value-type="string">
              <text:p text:style-name="P12">Table <text:span text:style-name="T2">TA_T_TVA</text:span><text:bookmark text:name="TA_EX_TVA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6.A2" office:value-type="string">
            <text:p text:style-name="P13">Champ</text:p>
          </table:table-cell>
          <table:table-cell table:style-name="Tableau6.A2" office:value-type="string">
            <text:p text:style-name="P13">Type</text:p>
          </table:table-cell>
          <table:table-cell table:style-name="Tableau6.A2" office:value-type="string">
            <text:p text:style-name="P13">*</text:p>
          </table:table-cell>
          <table:table-cell table:style-name="Tableau6.A2" office:value-type="string">
            <text:p text:style-name="P13">Long</text:p>
          </table:table-cell>
          <table:table-cell table:style-name="Tableau6.E2" office:value-type="string">
            <text:p text:style-name="P13">Description</text:p>
          </table:table-cell>
        </table:table-row>
        <table:table-row>
          <table:table-cell table:style-name="Tableau6.A3" office:value-type="string">
            <text:p text:style-name="P51"><text:bookmark-start text:name="ID_EX_TVA_Tab"/>ID_T_TVA<text:bookmark-end text:name="ID_EX_TVA_Tab"/></text:p>
          </table:table-cell>
          <table:table-cell table:style-name="Tableau6.A3" office:value-type="string">
            <text:p text:style-name="P14">Entier</text:p>
          </table:table-cell>
          <table:table-cell table:style-name="Tableau6.A3" office:value-type="string">
            <text:p text:style-name="P15"><text:a xlink:type="simple" xlink:href="#ID_EX_TVA_Regle">0</text:a></text:p>
          </table:table-cell>
          <table:table-cell table:style-name="Tableau6.A3" office:value-type="string">
            <text:p text:style-name="P15">-</text:p>
          </table:table-cell>
          <table:table-cell table:style-name="Tableau6.E3" office:value-type="string">
            <text:p text:style-name="P14">N° d'identification, <text:span text:style-name="T6">index primaire</text:span></text:p>
          </table:table-cell>
        </table:table-row>
        <table:table-row>
          <table:table-cell table:style-name="Tableau6.A3" office:value-type="string">
            <text:p text:style-name="P52">CODE_T_TVA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5"><text:a xlink:type="simple" xlink:href="#TYPE_EX_TVA_Regle">0</text:a></text:p>
          </table:table-cell>
          <table:table-cell table:style-name="Tableau6.A3" office:value-type="string">
            <text:p text:style-name="P15">1</text:p>
          </table:table-cell>
          <table:table-cell table:style-name="Tableau6.E3" office:value-type="string">
            <text:p text:style-name="P14">Code d'identification du type d'exigibilité de tva ex : D pour date de livraison ou E pour Encaissement ...</text:p>
          </table:table-cell>
        </table:table-row>
        <table:table-row>
          <table:table-cell table:style-name="Tableau6.A3" office:value-type="string">
            <text:p text:style-name="P14">LIB<text:span text:style-name="T29">_T_TVA</text:span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5"><text:a xlink:type="simple" xlink:href="#LIB_EX_TVA_Regle">0</text:a></text:p>
          </table:table-cell>
          <table:table-cell table:style-name="Tableau6.A3" office:value-type="string">
            <text:p text:style-name="P15">255</text:p>
          </table:table-cell>
          <table:table-cell table:style-name="Tableau6.E3" office:value-type="string">
            <text:p text:style-name="P14">Description du type d'exigibilité de tva</text:p>
          </table:table-cell>
        </table:table-row>
        <table:table-row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5"/>
          </table:table-cell>
          <table:table-cell table:style-name="Tableau6.A3" office:value-type="string">
            <text:p text:style-name="P15"/>
          </table:table-cell>
          <table:table-cell table:style-name="Tableau6.E3" office:value-type="string">
            <text:p text:style-name="P30"/>
          </table:table-cell>
        </table:table-row>
        <table:table-row>
          <table:table-cell table:style-name="Tableau6.A3" office:value-type="string">
            <text:p text:style-name="P14">QUI_CREE<text:span text:style-name="T2">_T_TVA</text:span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7"><text:a xlink:type="simple" xlink:href="#Structure%20générale%20des%20tables"><text:span text:style-name="T24">0</text:span></text:a></text:p>
          </table:table-cell>
          <table:table-cell table:style-name="Tableau6.D7" office:value-type="float" office:value="50">
            <text:p text:style-name="P15">50</text:p>
          </table:table-cell>
          <table:table-cell table:style-name="Tableau6.E3" office:value-type="string">
            <text:p text:style-name="P14">Nom de l'utilisateur qui crée l'enregistrement</text:p>
          </table:table-cell>
        </table:table-row>
        <table:table-row>
          <table:table-cell table:style-name="Tableau6.A3" office:value-type="string">
            <text:p text:style-name="P14">QUAND_CREE<text:span text:style-name="T2">_T_TVA</text:span></text:p>
          </table:table-cell>
          <table:table-cell table:style-name="Tableau6.A3" office:value-type="string">
            <text:p text:style-name="P14">Date</text:p>
          </table:table-cell>
          <table:table-cell table:style-name="Tableau6.D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6.A3" office:value-type="string">
            <text:p text:style-name="P15">-</text:p>
          </table:table-cell>
          <table:table-cell table:style-name="Tableau6.E3" office:value-type="string">
            <text:p text:style-name="P14">Date de création de l'enregistrement</text:p>
          </table:table-cell>
        </table:table-row>
        <table:table-row>
          <table:table-cell table:style-name="Tableau6.A3" office:value-type="string">
            <text:p text:style-name="P14">QUI_MODIF<text:span text:style-name="T2">_T_TVA</text:span></text:p>
          </table:table-cell>
          <table:table-cell table:style-name="Tableau6.A3" office:value-type="string">
            <text:p text:style-name="P14">Texte</text:p>
          </table:table-cell>
          <table:table-cell table:style-name="Tableau6.D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6.D7" office:value-type="float" office:value="50">
            <text:p text:style-name="P15">50</text:p>
          </table:table-cell>
          <table:table-cell table:style-name="Tableau6.E3" office:value-type="string">
            <text:p text:style-name="P14">Nom du dernier utilisateur qui modifie l'enregistrement</text:p>
          </table:table-cell>
        </table:table-row>
        <table:table-row>
          <table:table-cell table:style-name="Tableau6.A3" office:value-type="string">
            <text:p text:style-name="P14">QUAND_MODIF<text:span text:style-name="T2">_T_TVA</text:span></text:p>
          </table:table-cell>
          <table:table-cell table:style-name="Tableau6.A3" office:value-type="string">
            <text:p text:style-name="P14">Date</text:p>
          </table:table-cell>
          <table:table-cell table:style-name="Tableau6.D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6.A3" office:value-type="string">
            <text:p text:style-name="P15">-</text:p>
          </table:table-cell>
          <table:table-cell table:style-name="Tableau6.E3" office:value-type="string">
            <text:p text:style-name="P14">Dernière date de modification</text:p>
          </table:table-cell>
        </table:table-row>
        <table:table-row>
          <table:table-cell table:style-name="Tableau6.A3" office:value-type="string">
            <text:p text:style-name="P14">VERSION<text:span text:style-name="T2">_T_TVA</text:span></text:p>
          </table:table-cell>
          <table:table-cell table:style-name="Tableau6.A3" office:value-type="string">
            <text:p text:style-name="P14">Entier</text:p>
          </table:table-cell>
          <table:table-cell table:style-name="Tableau6.D7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6.D7" office:value-type="float" office:value="50">
            <text:p text:style-name="P15">50</text:p>
          </table:table-cell>
          <table:table-cell table:style-name="Tableau6.E3" office:value-type="string">
            <text:p text:style-name="P14">Numéro de version lors de la dernière modification.</text:p>
          </table:table-cell>
        </table:table-row>
      </table:table>
      <text:p text:style-name="P18"><text:a xlink:type="simple" xlink:href="#légende%20"><text:span text:style-name="T8">Légende</text:span></text:a><text:a xlink:type="simple" xlink:href="#légende%20"><text:span text:style-name="T9"> :</text:span></text:a></text:p>
      <text:p text:style-name="P18"><text:a xlink:type="simple" xlink:href="#légende%20"><text:span text:style-name="T9"/></text:a></text:p>
      <text:p text:style-name="P19"><text:span text:style-name="T10">Règles de gestion</text:span> : </text:p>
      <text:list text:style-name="L19">
        <text:list-item>
          <text:p text:style-name="P53"><text:bookmark-start text:name="ID_EX_TVA_Regle"/><text:span text:style-name="T30">ID_T_TVA</text:span><text:bookmark-end text:name="ID_EX_TVA_Regle"/><text:span text:style-name="T30"> </text:span>: valeur unique, non null.</text:p>
        </text:list-item>
        <text:list-item>
          <text:p text:style-name="P53"><text:bookmark-start text:name="CODE_ARTICLE11"/><text:bookmark-start text:name="TYPE_EX_TVA_Regle"/><text:span text:style-name="T30">CODE_T_TVA</text:span><text:bookmark-end text:name="CODE_ARTICLE11"/><text:bookmark-end text:name="TYPE_EX_TVA_Regle"/> : Valeur unique, non null.</text:p>
        </text:list-item>
        <text:list-item>
          <text:p text:style-name="P53"><text:bookmark-start text:name="LIB_EX_TVA_Regle"/>LIB<text:span text:style-name="T30">_T_TVA</text:span><text:bookmark-end text:name="LIB_EX_TVA_Regle"/><text:span text:style-name="T30"> : non null</text:span></text:p>
        </text:list-item>
      </text:list>
      <text:list text:style-name="L20">
        <text:list-item>
          <text:p text:style-name="P54"><text:span text:style-name="T13">Pour les autres champs, voir « </text:span><text:a xlink:type="simple" xlink:href="#Structure%20générale%20des%20tables"><text:span text:style-name="T14">S</text:span></text:a><text:a xlink:type="simple" xlink:href="#Structure%20générale%20des%20tables"><text:span text:style-name="T15">tructure générale des tables </text:span></text:a><text:span text:style-name="T16">»</text:span></text:p>
          <text:p text:style-name="P55"/>
        </text:list-item>
      </text:list>
      <text:p text:style-name="P23"><text:span text:style-name="T6">Suppression</text:span> : </text:p>
      <text:p text:style-name="P23">Non autorisée si utilisé dans « table <text:a xlink:type="simple" xlink:href="#TA_ARTICLE">TA_ARTICLE</text:a>»</text:p>
      <text:p text:style-name="P23"/>
      <text:p text:style-name="P23"><text:span text:style-name="T6">Modification</text:span> : </text:p>
      <text:p text:style-name="P23"/>
      <text:p text:style-name="P4"><text:span text:style-name="T20">Gestion suppression</text:span> : </text:p>
      <text:p text:style-name="P27"/>
      <text:p text:style-name="P2"/>
      <text:p text:style-name="P2"/>
      <text:p text:style-name="P2"><text:bookmark-start text:name="TA_REF_PRIX"/>TA_REF_PRIX<text:bookmark-end text:name="TA_REF_PRIX"/> : <text:span text:style-name="T5">Description d'une référence de prix pour un article. Indique le prix à récupérer par défaut lors de la récupération d'un article.</text:span></text:p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table:number-columns-spanned="5" office:value-type="string">
              <text:p text:style-name="P12">Table <text:span text:style-name="T2">TA_REF_PRIX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7.A2" office:value-type="string">
            <text:p text:style-name="P13">Champ</text:p>
          </table:table-cell>
          <table:table-cell table:style-name="Tableau7.A2" office:value-type="string">
            <text:p text:style-name="P13">Type</text:p>
          </table:table-cell>
          <table:table-cell table:style-name="Tableau7.A2" office:value-type="string">
            <text:p text:style-name="P13">*</text:p>
          </table:table-cell>
          <table:table-cell table:style-name="Tableau7.A2" office:value-type="string">
            <text:p text:style-name="P13">Long</text:p>
          </table:table-cell>
          <table:table-cell table:style-name="Tableau7.E2" office:value-type="string">
            <text:p text:style-name="P13">Description</text:p>
          </table:table-cell>
        </table:table-row>
        <table:table-row>
          <table:table-cell table:style-name="Tableau7.A3" office:value-type="string">
            <text:p text:style-name="P51">ID_REF_PRIX</text:p>
          </table:table-cell>
          <table:table-cell table:style-name="Tableau7.A3" office:value-type="string">
            <text:p text:style-name="P14">Entier</text:p>
          </table:table-cell>
          <table:table-cell table:style-name="Tableau7.A3" office:value-type="string">
            <text:p text:style-name="P15"><text:a xlink:type="simple" xlink:href="#ID_REF_PRIX_Regle">0</text:a></text:p>
          </table:table-cell>
          <table:table-cell table:style-name="Tableau7.A3" office:value-type="string">
            <text:p text:style-name="P15">-</text:p>
          </table:table-cell>
          <table:table-cell table:style-name="Tableau7.E3" office:value-type="string">
            <text:p text:style-name="P14">N° d'identification, <text:span text:style-name="T6">index primaire</text:span></text:p>
          </table:table-cell>
        </table:table-row>
        <table:table-row>
          <table:table-cell table:style-name="Tableau7.A3" office:value-type="string">
            <text:p text:style-name="P14"><text:a xlink:type="simple" xlink:href="#ID_ARTICLE"><text:span text:style-name="T7">ID_ARTICLE</text:span></text:a></text:p>
          </table:table-cell>
          <table:table-cell table:style-name="Tableau7.A3" office:value-type="string">
            <text:p text:style-name="P14">Texte</text:p>
          </table:table-cell>
          <table:table-cell table:style-name="Tableau7.A3" office:value-type="string">
            <text:p text:style-name="P15"><text:a xlink:type="simple" xlink:href="#ID_ARTICLE_Regle">0</text:a></text:p>
          </table:table-cell>
          <table:table-cell table:style-name="Tableau7.A3" office:value-type="string">
            <text:p text:style-name="P15">255</text:p>
          </table:table-cell>
          <table:table-cell table:style-name="Tableau7.E3" office:value-type="string">
            <text:p text:style-name="P30">Identifiant de la table <text:s/>« Table  »</text:p>
          </table:table-cell>
        </table:table-row>
        <table:table-row>
          <table:table-cell table:style-name="Tableau7.A3" office:value-type="string">
            <text:p text:style-name="P14"><text:a xlink:type="simple" xlink:href="#ID_PRIX_Tab"><text:span text:style-name="T7">ID_PRIX</text:span></text:a></text:p>
          </table:table-cell>
          <table:table-cell table:style-name="Tableau7.A3" office:value-type="string">
            <text:p text:style-name="P14">Texte</text:p>
          </table:table-cell>
          <table:table-cell table:style-name="Tableau7.A3" office:value-type="string">
            <text:p text:style-name="P15"><text:a xlink:type="simple" xlink:href="#ID_PRIX_Regle">0</text:a></text:p>
          </table:table-cell>
          <table:table-cell table:style-name="Tableau7.A3" office:value-type="string">
            <text:p text:style-name="P15">255</text:p>
          </table:table-cell>
          <table:table-cell table:style-name="Tableau7.E3" office:value-type="string">
            <text:p text:style-name="P30">Identifiant de la table <text:s/>« Table  »</text:p>
          </table:table-cell>
        </table:table-row>
        <table:table-row>
          <table:table-cell table:style-name="Tableau7.A3" office:value-type="string">
            <text:p text:style-name="P14">QUI_CREE<text:span text:style-name="T29">_REF_PRIX</text:span></text:p>
          </table:table-cell>
          <table:table-cell table:style-name="Tableau7.A3" office:value-type="string">
            <text:p text:style-name="P14">Texte</text:p>
          </table:table-cell>
          <table:table-cell table:style-name="Tableau7.A3" office:value-type="string">
            <text:p text:style-name="P17"><text:a xlink:type="simple" xlink:href="#Structure%20générale%20des%20tables"><text:span text:style-name="T24">0</text:span></text:a></text:p>
          </table:table-cell>
          <table:table-cell table:style-name="Tableau7.D6" office:value-type="float" office:value="50">
            <text:p text:style-name="P15">50</text:p>
          </table:table-cell>
          <table:table-cell table:style-name="Tableau7.E3" office:value-type="string">
            <text:p text:style-name="P14">Nom de l'utilisateur qui crée l'enregistrement</text:p>
          </table:table-cell>
        </table:table-row>
        <table:table-row>
          <table:table-cell table:style-name="Tableau7.A3" office:value-type="string">
            <text:p text:style-name="P14">QUAND_CREE<text:span text:style-name="T29">_REF_PRIX</text:span></text:p>
          </table:table-cell>
          <table:table-cell table:style-name="Tableau7.A3" office:value-type="string">
            <text:p text:style-name="P14">Date</text:p>
          </table:table-cell>
          <table:table-cell table:style-name="Tableau7.D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7.A3" office:value-type="string">
            <text:p text:style-name="P15">-</text:p>
          </table:table-cell>
          <table:table-cell table:style-name="Tableau7.E3" office:value-type="string">
            <text:p text:style-name="P14">Date de création de l'enregistrement</text:p>
          </table:table-cell>
        </table:table-row>
        <table:table-row>
          <table:table-cell table:style-name="Tableau7.A3" office:value-type="string">
            <text:p text:style-name="P14">QUI_MODIF<text:span text:style-name="T29">_REF_PRIX</text:span></text:p>
          </table:table-cell>
          <table:table-cell table:style-name="Tableau7.A3" office:value-type="string">
            <text:p text:style-name="P14">Texte</text:p>
          </table:table-cell>
          <table:table-cell table:style-name="Tableau7.D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7.D6" office:value-type="float" office:value="50">
            <text:p text:style-name="P15">50</text:p>
          </table:table-cell>
          <table:table-cell table:style-name="Tableau7.E3" office:value-type="string">
            <text:p text:style-name="P14">Nom du dernier utilisateur qui modifie l'enregistrement</text:p>
          </table:table-cell>
        </table:table-row>
        <table:table-row>
          <table:table-cell table:style-name="Tableau7.A3" office:value-type="string">
            <text:p text:style-name="P14">QUAND_MODIF<text:span text:style-name="T29">_REF_PRIX</text:span></text:p>
          </table:table-cell>
          <table:table-cell table:style-name="Tableau7.A3" office:value-type="string">
            <text:p text:style-name="P14">Date</text:p>
          </table:table-cell>
          <table:table-cell table:style-name="Tableau7.D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7.A3" office:value-type="string">
            <text:p text:style-name="P15">-</text:p>
          </table:table-cell>
          <table:table-cell table:style-name="Tableau7.E3" office:value-type="string">
            <text:p text:style-name="P14">Dernière date de modification</text:p>
          </table:table-cell>
        </table:table-row>
        <table:table-row>
          <table:table-cell table:style-name="Tableau7.A3" office:value-type="string">
            <text:p text:style-name="P14">VERSION<text:span text:style-name="T29">_REF_PRIX</text:span></text:p>
          </table:table-cell>
          <table:table-cell table:style-name="Tableau7.A3" office:value-type="string">
            <text:p text:style-name="P14">Entier</text:p>
          </table:table-cell>
          <table:table-cell table:style-name="Tableau7.D6" office:value-type="float" office:value="0">
            <text:p text:style-name="P17"><text:a xlink:type="simple" xlink:href="#Structure%20générale%20des%20tables"><text:span text:style-name="T8">0</text:span></text:a></text:p>
          </table:table-cell>
          <table:table-cell table:style-name="Tableau7.D6" office:value-type="float" office:value="50">
            <text:p text:style-name="P15">50</text:p>
          </table:table-cell>
          <table:table-cell table:style-name="Tableau7.E3" office:value-type="string">
            <text:p text:style-name="P14">Numéro de version lors de la dernière modification.</text:p>
          </table:table-cell>
        </table:table-row>
      </table:table>
      <text:p text:style-name="P18"><text:a xlink:type="simple" xlink:href="#légende%20"><text:span text:style-name="T8">Légende</text:span></text:a><text:a xlink:type="simple" xlink:href="#légende%20"><text:span text:style-name="T9"> :</text:span></text:a></text:p>
      <text:p text:style-name="P18"><text:a xlink:type="simple" xlink:href="#légende%20"><text:span text:style-name="T9"/></text:a></text:p>
      <text:p text:style-name="P19"><text:span text:style-name="T10">Règles de gestion</text:span> : </text:p>
      <text:list text:style-name="L21">
        <text:list-item>
          <text:p text:style-name="P56"><text:bookmark-start text:name="ID_REF_PRIX_Regle"/><text:span text:style-name="T30">ID_REF_PRIX</text:span><text:bookmark-end text:name="ID_REF_PRIX_Regle"/> : valeur unique, non null.</text:p>
        </text:list-item>
      </text:list>
      <text:list text:style-name="L22">
        <text:list-item>
          <text:p text:style-name="P57"><text:bookmark-start text:name="CODE_ARTICLE111"/><text:bookmark-start text:name="ID_ARTICLE_Regle"/>I<text:bookmark-end text:name="CODE_ARTICLE111"/>D_ARTICLE<text:bookmark-end text:name="ID_ARTICLE_Regle"/> : Valeur unique, non null.</text:p>
        </text:list-item>
        <text:list-item>
          <text:p text:style-name="P57"><text:bookmark-start text:name="ID_PRIX_Regle"/>ID_PRIX<text:bookmark-end text:name="ID_PRIX_Regle"/> : non null.</text:p>
        </text:list-item>
      </text:list>
      <text:list text:style-name="L23">
        <text:list-item>
          <text:p text:style-name="P58"><text:span text:style-name="T13">Pour les autres champs, voir « </text:span><text:a xlink:type="simple" xlink:href="#Structure%20générale%20des%20tables"><text:span text:style-name="T14">S</text:span></text:a><text:a xlink:type="simple" xlink:href="#Structure%20générale%20des%20tables"><text:span text:style-name="T15">tructure générale des tables </text:span></text:a><text:span text:style-name="T16">»</text:span></text:p>
          <text:p text:style-name="P59"/>
        </text:list-item>
      </text:list>
      <text:p text:style-name="P23"><text:span text:style-name="T6">Suppression</text:span> : </text:p>
      <text:p text:style-name="P23"/>
      <text:p text:style-name="P23"/>
      <text:p text:style-name="P23"><text:span text:style-name="T6">Modification</text:span> : </text:p>
      <text:list text:style-name="L24">
        <text:list-item>
          <text:p text:style-name="P60">tous les champs peuvent être modifiés, sauf l'identifiant.</text:p>
        </text:list-item>
        <text:list-item>
          <text:p text:style-name="P61">Il ne peut y avoir qu'une seule référence pour chaque article</text:p>
        </text:list-item>
        <text:list-item>
          <text:p text:style-name="P60"/>
        </text:list-item>
      </text:list>
      <text:p text:style-name="P4"><text:span text:style-name="T20">Gestion suppression</text:span> : </text:p>
      <text:p text:style-name="P27"/>
      <text:p text:style-name="P2"/>
      <text:p text:style-name="P3"><text:bookmark-start text:name="A faire"/>A faire<text:bookmark-end text:name="A faire"/></text:p>
      <text:p text:style-name="P2"/>
      <text:list text:style-name="L25">
        <text:list-item>
          <text:p text:style-name="P62">Revoir la base concernant les règles de gestion.</text:p>
          <text:p text:style-name="P62"/>
        </text:list-item>
        <text:list-item>
          <text:p text:style-name="P62">Vérifier les valeurs qui doivent être numerique.</text:p>
          <text:p text:style-name="P62"/>
        </text:list-item>
        <text:list-item>
          <text:p text:style-name="P63">Voir si je peux rajouter partout</text:p>
          <text:p text:style-name="P63">- si modification d'un id, refuser l'enregistrement. (car la modification d'un id n'est pas gérée)</text:p>
        </text:list-item>
        <text:list-item>
          <text:p text:style-name="P64">sur base tiers, modifier les triggers sur l'unicité quand elle doit porter sur 2 éléments à la fois</text:p>
          <text:p text:style-name="P64">exemple : </text:p>
          <text:p text:style-name="P64">- ta_web : unicité sur l'adresse et le tiers</text:p>
        </text:list-item>
        <text:list-item>
          <text:p text:style-name="P64">Pays non obligatoire</text:p>
        </text:list-item>
        <text:list-item>
          <text:p text:style-name="P64">ne pas faire de vérif suite à click btnFermer ou Btnannuler.</text:p>
        </text:list-item>
        <text:list-item>
          <text:p text:style-name="P65">Dans la table prix, j'ai changer les règles de gestion du champ « j », il faut répercuter ces changements dans l'ibtable prix</text:p>
        </text:list-item>
        <text:list-item>
          <text:p text:style-name="P64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Titre" style:display-name="Table Titre" style:family="paragraph" style:parent-style-name="Standard" style:class="text">
      <style:text-properties fo:font-variant="normal" fo:text-transform="none" fo:font-weight="bold"/>
    </style:style>
    <style:style style:name="Bullet_20_Symbols" style:display-name="Bullet Symbols" style:family="text">
      <style:text-properties fo:font-variant="normal" fo:text-transform="none" fo:color="#000000" style:font-name="StarSymbol" fo:font-size="9pt" style:text-underline-style="none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5.424cm"/>
          <style:tab-stop style:position="14.076cm"/>
        </style:tab-stops>
      </style:paragraph-properties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tab/>GESTION COMMERCIALE<text:tab/><text:tab/><text:a xlink:type="simple" xlink:href="#Sommaire">Sommaire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1-07T08:46:46</meta:creation-date>
    <dc:creator>isa A</dc:creator>
    <dc:date>2006-02-07T12:32:36</dc:date>
    <dc:language>fr-FR</dc:language>
    <meta:editing-cycles>122</meta:editing-cycles>
    <meta:editing-duration>P1DT8H40M10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9" meta:paragraph-count="511" meta:word-count="1699" meta:character-count="10096"/>
  </office:meta>
</office:document-meta>
</file>